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ddec" officeooo:paragraph-rsid="0005ddec"/>
    </style:style>
    <style:style style:name="P2" style:family="paragraph" style:parent-style-name="Subtitle">
      <style:text-properties officeooo:rsid="0005ddec" officeooo:paragraph-rsid="0005ddec"/>
    </style:style>
    <style:style style:name="P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style>
    <style:style style:name="P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35424a"/>
    </style:style>
    <style:style style:name="P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style>
    <style:style style:name="P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paragraph-rsid="0035424a"/>
    </style:style>
    <style:style style:name="P7"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style>
    <style:style style:name="P8"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3f5769"/>
    </style:style>
    <style:style style:name="P9"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style>
    <style:style style:name="P10"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text-properties officeooo:paragraph-rsid="003f5769"/>
    </style:style>
    <style:style style:name="P11" style:family="paragraph" style:parent-style-name="Standard" style:list-style-name="L21">
      <style:text-properties officeooo:rsid="002cfa4b" officeooo:paragraph-rsid="0035a409"/>
    </style:style>
    <style:style style:name="P12" style:family="paragraph" style:parent-style-name="Standard" style:list-style-name="L20"/>
    <style:style style:name="P13"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officeooo:paragraph-rsid="004cb03a"/>
    </style:style>
    <style:style style:name="P1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paragraph-rsid="004cb03a"/>
    </style:style>
    <style:style style:name="P15" style:family="paragraph" style:parent-style-name="Standard">
      <loext:graphic-properties draw:fill="none"/>
      <style:paragraph-properties fo:margin-left="0.75in" fo:margin-right="0in" fo:text-indent="0in" style:auto-text-indent="false" fo:background-color="transparent"/>
      <style:text-properties officeooo:paragraph-rsid="004cb03a"/>
    </style:style>
    <style:style style:name="P16" style:family="paragraph" style:parent-style-name="Standard">
      <loext:graphic-properties draw:fill="none"/>
      <style:paragraph-properties fo:margin-left="0.75in" fo:margin-right="0in" fo:text-indent="0in" style:auto-text-indent="false" fo:background-color="transparent"/>
      <style:text-properties fo:color="#000000" style:font-name="Monospace" fo:font-size="10pt" officeooo:paragraph-rsid="004cb03a" fo:background-color="#e8f2fe" style:font-size-asian="10pt"/>
    </style:style>
    <style:style style:name="P17" style:family="paragraph" style:parent-style-name="Standard" style:master-page-name="">
      <loext:graphic-properties draw:fill="none"/>
      <style:paragraph-properties fo:margin-left="0.75in" fo:margin-right="0in" fo:text-indent="0in" style:auto-text-indent="false" style:page-number="auto" fo:background-color="transparent"/>
      <style:text-properties officeooo:paragraph-rsid="004cb03a"/>
    </style:style>
    <style:style style:name="P18" style:family="paragraph" style:parent-style-name="Standard"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4cb03a"/>
    </style:style>
    <style:style style:name="P19" style:family="paragraph" style:parent-style-name="Text_20_body" style:list-style-name="L1">
      <style:text-properties officeooo:rsid="00076fec" officeooo:paragraph-rsid="00076fec"/>
    </style:style>
    <style:style style:name="P20" style:family="paragraph" style:parent-style-name="Text_20_body" style:list-style-name="L2">
      <style:text-properties officeooo:rsid="00076fec" officeooo:paragraph-rsid="00076fec"/>
    </style:style>
    <style:style style:name="P21" style:family="paragraph" style:parent-style-name="Text_20_body" style:list-style-name="L3">
      <style:text-properties officeooo:rsid="00076fec" officeooo:paragraph-rsid="00076fec"/>
    </style:style>
    <style:style style:name="P22" style:family="paragraph" style:parent-style-name="Text_20_body" style:list-style-name="L4">
      <style:text-properties officeooo:rsid="00076fec" officeooo:paragraph-rsid="00076fec"/>
    </style:style>
    <style:style style:name="P23" style:family="paragraph" style:parent-style-name="Text_20_body" style:list-style-name="L4">
      <style:text-properties officeooo:rsid="00087dab" officeooo:paragraph-rsid="00087dab"/>
    </style:style>
    <style:style style:name="P24" style:family="paragraph" style:parent-style-name="Text_20_body" style:list-style-name="L6">
      <style:text-properties officeooo:rsid="00087dab" officeooo:paragraph-rsid="00087dab"/>
    </style:style>
    <style:style style:name="P25" style:family="paragraph" style:parent-style-name="Text_20_body" style:list-style-name="L6">
      <style:text-properties officeooo:rsid="00087dab" officeooo:paragraph-rsid="001d21c8"/>
    </style:style>
    <style:style style:name="P26" style:family="paragraph" style:parent-style-name="Text_20_body" style:list-style-name="L5">
      <style:text-properties officeooo:rsid="00066c3f" officeooo:paragraph-rsid="00066c3f"/>
    </style:style>
    <style:style style:name="P27" style:family="paragraph" style:parent-style-name="Text_20_body" style:list-style-name="L6">
      <style:text-properties officeooo:rsid="0008c27c" officeooo:paragraph-rsid="0008c27c"/>
    </style:style>
    <style:style style:name="P28" style:family="paragraph" style:parent-style-name="Text_20_body" style:list-style-name="L5">
      <style:text-properties officeooo:rsid="0009e060" officeooo:paragraph-rsid="0009e060"/>
    </style:style>
    <style:style style:name="P29" style:family="paragraph" style:parent-style-name="Text_20_body" style:list-style-name="L7">
      <style:text-properties officeooo:rsid="0009e060" officeooo:paragraph-rsid="0009e060"/>
    </style:style>
    <style:style style:name="P30" style:family="paragraph" style:parent-style-name="Text_20_body" style:list-style-name="L8">
      <style:text-properties officeooo:rsid="0009e060" officeooo:paragraph-rsid="0009e060"/>
    </style:style>
    <style:style style:name="P31" style:family="paragraph" style:parent-style-name="Text_20_body" style:list-style-name="L8">
      <style:text-properties officeooo:rsid="000a939b" officeooo:paragraph-rsid="000a939b"/>
    </style:style>
    <style:style style:name="P32" style:family="paragraph" style:parent-style-name="Text_20_body" style:list-style-name="L8">
      <style:text-properties officeooo:rsid="000a939b" officeooo:paragraph-rsid="0018b118"/>
    </style:style>
    <style:style style:name="P33" style:family="paragraph" style:parent-style-name="Text_20_body" style:list-style-name="L8">
      <style:text-properties officeooo:rsid="000a939b" officeooo:paragraph-rsid="000c7300"/>
    </style:style>
    <style:style style:name="P34" style:family="paragraph" style:parent-style-name="Text_20_body" style:list-style-name="L8">
      <style:text-properties officeooo:rsid="000c7300" officeooo:paragraph-rsid="000c7300"/>
    </style:style>
    <style:style style:name="P35" style:family="paragraph" style:parent-style-name="Text_20_body" style:list-style-name="L8">
      <style:text-properties officeooo:rsid="000d7b34" officeooo:paragraph-rsid="000d7b34"/>
    </style:style>
    <style:style style:name="P36" style:family="paragraph" style:parent-style-name="Text_20_body" style:list-style-name="L8">
      <style:text-properties officeooo:rsid="000d7b34" officeooo:paragraph-rsid="000e478e"/>
    </style:style>
    <style:style style:name="P37" style:family="paragraph" style:parent-style-name="Text_20_body" style:list-style-name="L5">
      <style:text-properties officeooo:rsid="000e7d8b" officeooo:paragraph-rsid="000e7d8b"/>
    </style:style>
    <style:style style:name="P38" style:family="paragraph" style:parent-style-name="Text_20_body" style:list-style-name="L9">
      <style:text-properties officeooo:rsid="000e7d8b" officeooo:paragraph-rsid="000e7d8b"/>
    </style:style>
    <style:style style:name="P39" style:family="paragraph" style:parent-style-name="Text_20_body" style:list-style-name="L9">
      <style:text-properties officeooo:rsid="0011b169" officeooo:paragraph-rsid="0011b169"/>
    </style:style>
    <style:style style:name="P40" style:family="paragraph" style:parent-style-name="Text_20_body" style:list-style-name="L5">
      <style:text-properties officeooo:rsid="0011b169" officeooo:paragraph-rsid="0011b169"/>
    </style:style>
    <style:style style:name="P41" style:family="paragraph" style:parent-style-name="Text_20_body" style:list-style-name="L10">
      <style:text-properties officeooo:rsid="0011b169" officeooo:paragraph-rsid="0011b169"/>
    </style:style>
    <style:style style:name="P42" style:family="paragraph" style:parent-style-name="Text_20_body" style:list-style-name="L10">
      <style:text-properties officeooo:rsid="0011b5a5" officeooo:paragraph-rsid="0011b5a5"/>
    </style:style>
    <style:style style:name="P43" style:family="paragraph" style:parent-style-name="Text_20_body" style:list-style-name="L10">
      <style:text-properties officeooo:rsid="0011b5a5" officeooo:paragraph-rsid="0018b118"/>
    </style:style>
    <style:style style:name="P44" style:family="paragraph" style:parent-style-name="Text_20_body" style:list-style-name="L10">
      <style:text-properties officeooo:rsid="00123f5b" officeooo:paragraph-rsid="00123f5b"/>
    </style:style>
    <style:style style:name="P45" style:family="paragraph" style:parent-style-name="Text_20_body" style:list-style-name="L10">
      <style:text-properties officeooo:rsid="00132806" officeooo:paragraph-rsid="00132806"/>
    </style:style>
    <style:style style:name="P46" style:family="paragraph" style:parent-style-name="Text_20_body" style:list-style-name="L11">
      <style:text-properties officeooo:rsid="001dae6f" officeooo:paragraph-rsid="001dae6f"/>
    </style:style>
    <style:style style:name="P47" style:family="paragraph" style:parent-style-name="Text_20_body" style:list-style-name="L12">
      <style:text-properties officeooo:rsid="001dae6f" officeooo:paragraph-rsid="001dae6f"/>
    </style:style>
    <style:style style:name="P48" style:family="paragraph" style:parent-style-name="Text_20_body" style:list-style-name="L12">
      <style:text-properties officeooo:rsid="001ed073" officeooo:paragraph-rsid="001ed073"/>
    </style:style>
    <style:style style:name="P49" style:family="paragraph" style:parent-style-name="Text_20_body" style:list-style-name="L13">
      <style:text-properties officeooo:rsid="002358b1" officeooo:paragraph-rsid="002358b1"/>
    </style:style>
    <style:style style:name="P50" style:family="paragraph" style:parent-style-name="Text_20_body" style:list-style-name="L14">
      <style:text-properties officeooo:rsid="002358b1" officeooo:paragraph-rsid="002358b1"/>
    </style:style>
    <style:style style:name="P51" style:family="paragraph" style:parent-style-name="Text_20_body" style:list-style-name="L15">
      <style:text-properties officeooo:rsid="002358b1" officeooo:paragraph-rsid="002358b1"/>
    </style:style>
    <style:style style:name="P52" style:family="paragraph" style:parent-style-name="Text_20_body" style:list-style-name="L16">
      <style:text-properties officeooo:rsid="002358b1" officeooo:paragraph-rsid="002358b1"/>
    </style:style>
    <style:style style:name="P53" style:family="paragraph" style:parent-style-name="Text_20_body" style:list-style-name="L14"/>
    <style:style style:name="P54" style:family="paragraph" style:parent-style-name="Text_20_body" style:list-style-name="L14">
      <style:text-properties officeooo:paragraph-rsid="0035a409"/>
    </style:style>
    <style:style style:name="P55" style:family="paragraph" style:parent-style-name="Text_20_body" style:list-style-name="L14">
      <style:text-properties officeooo:paragraph-rsid="004cb03a"/>
    </style:style>
    <style:style style:name="P56" style:family="paragraph" style:parent-style-name="Text_20_body" style:list-style-name="L14">
      <style:text-properties officeooo:paragraph-rsid="004e0fee"/>
    </style:style>
    <style:style style:name="P57" style:family="paragraph" style:parent-style-name="Text_20_body" style:list-style-name="L16">
      <style:text-properties officeooo:rsid="00257948" officeooo:paragraph-rsid="00257948"/>
    </style:style>
    <style:style style:name="P58" style:family="paragraph" style:parent-style-name="Text_20_body" style:list-style-name="L16">
      <style:text-properties officeooo:rsid="00268f39" officeooo:paragraph-rsid="00268f39"/>
    </style:style>
    <style:style style:name="P59" style:family="paragraph" style:parent-style-name="Text_20_body" style:list-style-name="L16">
      <style:text-properties officeooo:rsid="0023f043" officeooo:paragraph-rsid="0023f043"/>
    </style:style>
    <style:style style:name="P60" style:family="paragraph" style:parent-style-name="Text_20_body" style:list-style-name="L16">
      <style:text-properties officeooo:rsid="0025e27f" officeooo:paragraph-rsid="0025e27f"/>
    </style:style>
    <style:style style:name="P61" style:family="paragraph" style:parent-style-name="Text_20_body" style:list-style-name="L17">
      <style:text-properties officeooo:rsid="0025e27f" officeooo:paragraph-rsid="0025e27f"/>
    </style:style>
    <style:style style:name="P62" style:family="paragraph" style:parent-style-name="Text_20_body" style:list-style-name="L14">
      <style:text-properties officeooo:rsid="002ac492" officeooo:paragraph-rsid="002ac492"/>
    </style:style>
    <style:style style:name="P63" style:family="paragraph" style:parent-style-name="Text_20_body" style:list-style-name="L18">
      <style:text-properties officeooo:rsid="002ca7b6" officeooo:paragraph-rsid="002ca7b6"/>
    </style:style>
    <style:style style:name="P64" style:family="paragraph" style:parent-style-name="Text_20_body" style:list-style-name="L18">
      <style:text-properties officeooo:rsid="002beec2" officeooo:paragraph-rsid="002beec2"/>
    </style:style>
    <style:style style:name="P65" style:family="paragraph" style:parent-style-name="Text_20_body" style:list-style-name="L14">
      <style:text-properties officeooo:rsid="002beec2" officeooo:paragraph-rsid="002beec2"/>
    </style:style>
    <style:style style:name="P66" style:family="paragraph" style:parent-style-name="Text_20_body" style:list-style-name="L19">
      <style:text-properties officeooo:paragraph-rsid="0035a409"/>
    </style:style>
    <style:style style:name="P67" style:family="paragraph" style:parent-style-name="Text_20_body" style:list-style-name="L20"/>
    <style:style style:name="P68" style:family="paragraph" style:parent-style-name="Text_20_body" style:list-style-name="L20">
      <style:text-properties officeooo:paragraph-rsid="0027ebd8"/>
    </style:style>
    <style:style style:name="P69" style:family="paragraph" style:parent-style-name="Text_20_body" style:list-style-name="L21">
      <style:text-properties officeooo:rsid="002cfa4b" officeooo:paragraph-rsid="002ec432"/>
    </style:style>
    <style:style style:name="P70" style:family="paragraph" style:parent-style-name="Text_20_body" style:list-style-name="L21">
      <style:text-properties officeooo:rsid="002cfa4b" officeooo:paragraph-rsid="0032f5f9"/>
    </style:style>
    <style:style style:name="P71" style:family="paragraph" style:parent-style-name="Text_20_body" style:list-style-name="L21">
      <style:text-properties officeooo:rsid="002cfa4b" officeooo:paragraph-rsid="003056ec"/>
    </style:style>
    <style:style style:name="P72" style:family="paragraph" style:parent-style-name="Text_20_body" style:list-style-name="L21">
      <style:text-properties officeooo:rsid="002cfa4b" officeooo:paragraph-rsid="0035a409"/>
    </style:style>
    <style:style style:name="P73" style:family="paragraph" style:parent-style-name="Text_20_body" style:list-style-name="L22">
      <style:text-properties officeooo:paragraph-rsid="00362504"/>
    </style:style>
    <style:style style:name="P74" style:family="paragraph" style:parent-style-name="Text_20_body" style:list-style-name="L23">
      <style:text-properties officeooo:paragraph-rsid="0042ba71"/>
    </style:style>
    <style:style style:name="P75" style:family="paragraph" style:parent-style-name="Text_20_body" style:list-style-name="L23">
      <style:text-properties officeooo:paragraph-rsid="003450de"/>
    </style:style>
    <style:style style:name="P76" style:family="paragraph" style:parent-style-name="Text_20_body" style:list-style-name="L26">
      <style:text-properties officeooo:paragraph-rsid="0035a409"/>
    </style:style>
    <style:style style:name="P77" style:family="paragraph" style:parent-style-name="Text_20_body" style:list-style-name="L26">
      <style:text-properties officeooo:paragraph-rsid="004402bf"/>
    </style:style>
    <style:style style:name="P78" style:family="paragraph" style:parent-style-name="Text_20_body" style:list-style-name="L27">
      <style:text-properties officeooo:paragraph-rsid="003b8d28"/>
    </style:style>
    <style:style style:name="P79" style:family="paragraph" style:parent-style-name="Text_20_body" style:list-style-name="L28">
      <style:text-properties officeooo:paragraph-rsid="003f5769"/>
    </style:style>
    <style:style style:name="P80" style:family="paragraph" style:parent-style-name="Text_20_body" style:list-style-name="L29">
      <style:text-properties officeooo:paragraph-rsid="003f5769"/>
    </style:style>
    <style:style style:name="P81" style:family="paragraph" style:parent-style-name="Text_20_body" style:list-style-name="L29">
      <style:text-properties officeooo:paragraph-rsid="00407fd6"/>
    </style:style>
    <style:style style:name="P82" style:family="paragraph" style:parent-style-name="Text_20_body" style:list-style-name="L30">
      <style:text-properties officeooo:paragraph-rsid="00407fd6"/>
    </style:style>
    <style:style style:name="P83" style:family="paragraph" style:parent-style-name="Text_20_body" style:list-style-name="L27">
      <style:text-properties officeooo:rsid="003b8d28" officeooo:paragraph-rsid="003b8d28"/>
    </style:style>
    <style:style style:name="P84" style:family="paragraph" style:parent-style-name="Text_20_body" style:list-style-name="L31">
      <style:text-properties officeooo:rsid="003b8d28" officeooo:paragraph-rsid="003b8d28"/>
    </style:style>
    <style:style style:name="P85" style:family="paragraph" style:parent-style-name="Text_20_body" style:list-style-name="L35">
      <style:text-properties officeooo:paragraph-rsid="004cb03a"/>
    </style:style>
    <style:style style:name="P86" style:family="paragraph" style:parent-style-name="Text_20_body" style:list-style-name="L37">
      <style:text-properties officeooo:paragraph-rsid="004cb03a"/>
    </style:style>
    <style:style style:name="P87" style:family="paragraph" style:parent-style-name="Text_20_body" style:list-style-name="L39">
      <style:text-properties officeooo:paragraph-rsid="004e0fee"/>
    </style:style>
    <style:style style:name="P88" style:family="paragraph" style:parent-style-name="Text_20_body" style:list-style-name="L39">
      <style:text-properties officeooo:paragraph-rsid="004ed002"/>
    </style:style>
    <style:style style:name="P89" style:family="paragraph" style:parent-style-name="Text_20_body" style:list-style-name="L39">
      <style:text-properties officeooo:paragraph-rsid="0050936c"/>
    </style:style>
    <style:style style:name="P90" style:family="paragraph" style:parent-style-name="Text_20_body" style:list-style-name="L40">
      <style:text-properties officeooo:paragraph-rsid="0051615e"/>
    </style:style>
    <style:style style:name="P91" style:family="paragraph" style:parent-style-name="Text_20_body" style:list-style-name="L41">
      <style:text-properties officeooo:paragraph-rsid="0051615e"/>
    </style:style>
    <style:style style:name="P92" style:family="paragraph" style:parent-style-name="Text_20_body" style:list-style-name="L42">
      <style:text-properties officeooo:paragraph-rsid="0051615e"/>
    </style:style>
    <style:style style:name="P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paragraph-rsid="0035424a"/>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4cb03a"/>
    </style:style>
    <style:style style:name="P95" style:family="paragraph" style:parent-style-name="Text_20_body" style:list-style-name="L34">
      <loext:graphic-properties draw:fill="none"/>
      <style:paragraph-properties fo:margin-top="0in" fo:margin-bottom="0.0972in" loext:contextual-spacing="false" fo:line-height="120%" fo:background-color="transparent"/>
      <style:text-properties officeooo:paragraph-rsid="004632c6"/>
    </style:style>
    <style:style style:name="P96" style:family="paragraph" style:parent-style-name="Text_20_body" style:list-style-name="L14">
      <loext:graphic-properties draw:fill="none"/>
      <style:paragraph-properties fo:margin-top="0in" fo:margin-bottom="0.0972in" loext:contextual-spacing="false" fo:line-height="120%" fo:background-color="transparent"/>
      <style:text-properties officeooo:paragraph-rsid="004cb03a"/>
    </style:style>
    <style:style style:name="P97" style:family="paragraph" style:parent-style-name="Text_20_body" style:list-style-name="L36">
      <loext:graphic-properties draw:fill="none"/>
      <style:paragraph-properties fo:margin-top="0in" fo:margin-bottom="0.0972in" loext:contextual-spacing="false" fo:line-height="120%" fo:background-color="transparent"/>
      <style:text-properties officeooo:paragraph-rsid="004cb03a"/>
    </style:style>
    <style:style style:name="P98" style:family="paragraph" style:parent-style-name="Text_20_body" style:list-style-name="L37">
      <loext:graphic-properties draw:fill="none"/>
      <style:paragraph-properties fo:margin-top="0in" fo:margin-bottom="0.0972in" loext:contextual-spacing="false" fo:line-height="120%" fo:background-color="transparent"/>
      <style:text-properties officeooo:paragraph-rsid="004cb03a"/>
    </style:style>
    <style:style style:name="P99" style:family="paragraph" style:parent-style-name="Text_20_body" style:list-style-name="L38">
      <loext:graphic-properties draw:fill="none"/>
      <style:paragraph-properties fo:margin-top="0in" fo:margin-bottom="0.0972in" loext:contextual-spacing="false" fo:line-height="120%" fo:background-color="transparent"/>
      <style:text-properties officeooo:paragraph-rsid="004cb03a"/>
    </style:style>
    <style:style style:name="P100" style:family="paragraph" style:parent-style-name="Text_20_body" style:master-page-name="">
      <loext:graphic-properties draw:fill="none"/>
      <style:paragraph-properties fo:margin-left="0.75in" fo:margin-right="0in" fo:text-indent="0in" style:auto-text-indent="false" style:page-number="auto" fo:background-color="transparent"/>
      <style:text-properties officeooo:paragraph-rsid="004cb03a"/>
    </style:style>
    <style:style style:name="P101" style:family="paragraph" style:parent-style-name="Heading_20_1">
      <style:text-properties officeooo:rsid="00066c3f" officeooo:paragraph-rsid="00066c3f"/>
    </style:style>
    <style:style style:name="P102" style:family="paragraph" style:parent-style-name="Heading_20_1">
      <style:text-properties officeooo:rsid="0005ddec" officeooo:paragraph-rsid="000e478e"/>
    </style:style>
    <style:style style:name="P103" style:family="paragraph" style:parent-style-name="Heading_20_1">
      <style:text-properties officeooo:rsid="0005ddec" officeooo:paragraph-rsid="0005ddec"/>
    </style:style>
    <style:style style:name="P104" style:family="paragraph" style:parent-style-name="Heading_20_1">
      <style:text-properties officeooo:rsid="0005ddec" officeooo:paragraph-rsid="002cfa4b"/>
    </style:style>
    <style:style style:name="P105" style:family="paragraph" style:parent-style-name="Heading_20_2">
      <style:text-properties officeooo:rsid="00066c3f" officeooo:paragraph-rsid="00066c3f"/>
    </style:style>
    <style:style style:name="P106" style:family="paragraph" style:parent-style-name="Heading_20_2">
      <style:text-properties officeooo:rsid="0005ddec" officeooo:paragraph-rsid="0005ddec"/>
    </style:style>
    <style:style style:name="P107" style:family="paragraph" style:parent-style-name="Heading_20_2">
      <style:text-properties officeooo:paragraph-rsid="003450de"/>
    </style:style>
    <style:style style:name="P108" style:family="paragraph" style:parent-style-name="Heading_20_3">
      <style:text-properties officeooo:rsid="002358b1" officeooo:paragraph-rsid="002358b1"/>
    </style:style>
    <style:style style:name="P109" style:family="paragraph" style:parent-style-name="Heading_20_3">
      <style:text-properties officeooo:paragraph-rsid="003b8d28"/>
    </style:style>
    <style:style style:name="P110" style:family="paragraph" style:parent-style-name="Heading_20_3">
      <style:text-properties officeooo:paragraph-rsid="0051615e"/>
    </style:style>
    <style:style style:name="P111" style:family="paragraph" style:parent-style-name="Preformatted_20_Text" style:list-style-name="L28">
      <style:text-properties officeooo:paragraph-rsid="003f5769"/>
    </style:style>
    <style:style style:name="P112" style:family="paragraph" style:parent-style-name="Preformatted_20_Text" style:list-style-name="L28">
      <style:text-properties officeooo:paragraph-rsid="003b8d28"/>
    </style:style>
    <style:style style:name="T1" style:family="text">
      <style:text-properties officeooo:rsid="0008c27c"/>
    </style:style>
    <style:style style:name="T2" style:family="text">
      <style:text-properties officeooo:rsid="000c7300"/>
    </style:style>
    <style:style style:name="T3" style:family="text">
      <style:text-properties officeooo:rsid="000e478e"/>
    </style:style>
    <style:style style:name="T4" style:family="text">
      <style:text-properties officeooo:rsid="000e7d8b"/>
    </style:style>
    <style:style style:name="T5" style:family="text">
      <style:text-properties officeooo:rsid="0011b169"/>
    </style:style>
    <style:style style:name="T6" style:family="text">
      <style:text-properties officeooo:rsid="0011b5a5"/>
    </style:style>
    <style:style style:name="T7" style:family="text">
      <style:text-properties officeooo:rsid="00123f5b"/>
    </style:style>
    <style:style style:name="T8" style:family="text">
      <style:text-properties officeooo:rsid="001467fa"/>
    </style:style>
    <style:style style:name="T9" style:family="text">
      <style:text-properties officeooo:rsid="00150851"/>
    </style:style>
    <style:style style:name="T10" style:family="text">
      <style:text-properties officeooo:rsid="0016ff39"/>
    </style:style>
    <style:style style:name="T11" style:family="text">
      <style:text-properties officeooo:rsid="0018b118"/>
    </style:style>
    <style:style style:name="T12" style:family="text">
      <style:text-properties officeooo:rsid="001ab0bf"/>
    </style:style>
    <style:style style:name="T13" style:family="text">
      <style:text-properties officeooo:rsid="001c1336"/>
    </style:style>
    <style:style style:name="T14" style:family="text">
      <style:text-properties style:text-underline-style="solid" style:text-underline-width="auto" style:text-underline-color="font-color" officeooo:rsid="001c1336"/>
    </style:style>
    <style:style style:name="T15" style:family="text">
      <style:text-properties officeooo:rsid="001d21c8"/>
    </style:style>
    <style:style style:name="T16" style:family="text">
      <style:text-properties officeooo:rsid="0025e27f"/>
    </style:style>
    <style:style style:name="T17" style:family="text">
      <style:text-properties officeooo:rsid="0027ebd8"/>
    </style:style>
    <style:style style:name="T18" style:family="text">
      <style:text-properties fo:font-weight="normal" style:font-weight-asian="normal" style:font-weight-complex="normal"/>
    </style:style>
    <style:style style:name="T19" style:family="text">
      <style:text-properties fo:font-weight="normal" officeooo:rsid="0027ebd8" style:font-weight-asian="normal" style:font-weight-complex="normal"/>
    </style:style>
    <style:style style:name="T20" style:family="text">
      <style:text-properties fo:font-weight="normal" officeooo:rsid="002ca7b6" style:font-weight-asian="normal" style:font-weight-complex="normal"/>
    </style:style>
    <style:style style:name="T21" style:family="text">
      <style:text-properties fo:font-weight="normal" officeooo:rsid="002ec432" style:font-weight-asian="normal" style:font-weight-complex="normal"/>
    </style:style>
    <style:style style:name="T22" style:family="text">
      <style:text-properties fo:font-weight="normal" officeooo:rsid="003056ec" style:font-weight-asian="normal" style:font-weight-complex="normal"/>
    </style:style>
    <style:style style:name="T23" style:family="text">
      <style:text-properties fo:font-weight="normal" officeooo:rsid="0031952b" style:font-weight-asian="normal" style:font-weight-complex="normal"/>
    </style:style>
    <style:style style:name="T24" style:family="text">
      <style:text-properties fo:font-weight="normal" officeooo:rsid="0032f5f9" style:font-weight-asian="normal" style:font-weight-complex="normal"/>
    </style:style>
    <style:style style:name="T25" style:family="text">
      <style:text-properties fo:font-weight="normal" officeooo:rsid="003450de" style:font-weight-asian="normal" style:font-weight-complex="normal"/>
    </style:style>
    <style:style style:name="T26" style:family="text">
      <style:text-properties fo:font-weight="normal" officeooo:rsid="003597ab" style:font-weight-asian="normal" style:font-weight-complex="normal"/>
    </style:style>
    <style:style style:name="T27" style:family="text">
      <style:text-properties fo:font-weight="normal" officeooo:rsid="0035a409" style:font-weight-asian="normal" style:font-weight-complex="normal"/>
    </style:style>
    <style:style style:name="T28" style:family="text">
      <style:text-properties fo:font-weight="normal" officeooo:rsid="003b8d28" style:font-weight-asian="normal" style:font-weight-complex="normal"/>
    </style:style>
    <style:style style:name="T29" style:family="text">
      <style:text-properties fo:font-weight="normal" officeooo:rsid="003f5769" style:font-weight-asian="normal" style:font-weight-complex="normal"/>
    </style:style>
    <style:style style:name="T30" style:family="text">
      <style:text-properties fo:font-weight="normal" officeooo:rsid="00407fd6" style:font-weight-asian="normal" style:font-weight-complex="normal"/>
    </style:style>
    <style:style style:name="T31" style:family="text">
      <style:text-properties fo:font-weight="normal" officeooo:rsid="00413d1a" style:font-weight-asian="normal" style:font-weight-complex="normal"/>
    </style:style>
    <style:style style:name="T32" style:family="text">
      <style:text-properties fo:font-weight="normal" officeooo:rsid="004402bf" style:font-weight-asian="normal" style:font-weight-complex="normal"/>
    </style:style>
    <style:style style:name="T33" style:family="text">
      <style:text-properties fo:font-weight="normal" officeooo:rsid="00450746" style:font-weight-asian="normal" style:font-weight-complex="normal"/>
    </style:style>
    <style:style style:name="T34" style:family="text">
      <style:text-properties fo:font-weight="normal" officeooo:rsid="0045d2a2" style:font-weight-asian="normal" style:font-weight-complex="normal"/>
    </style:style>
    <style:style style:name="T35" style:family="text">
      <style:text-properties fo:font-weight="normal" officeooo:rsid="004632c6" style:font-weight-asian="normal" style:font-weight-complex="normal"/>
    </style:style>
    <style:style style:name="T36" style:family="text">
      <style:text-properties fo:font-weight="normal" officeooo:rsid="00476908" style:font-weight-asian="normal" style:font-weight-complex="normal"/>
    </style:style>
    <style:style style:name="T37" style:family="text">
      <style:text-properties fo:font-weight="normal" officeooo:rsid="00494855" style:font-weight-asian="normal" style:font-weight-complex="normal"/>
    </style:style>
    <style:style style:name="T38" style:family="text">
      <style:text-properties fo:font-weight="normal" officeooo:rsid="004cb03a" style:font-weight-asian="normal" style:font-weight-complex="normal"/>
    </style:style>
    <style:style style:name="T39" style:family="text">
      <style:text-properties fo:font-weight="normal" officeooo:rsid="004e0fee" style:font-weight-asian="normal" style:font-weight-complex="normal"/>
    </style:style>
    <style:style style:name="T40" style:family="text">
      <style:text-properties fo:font-weight="normal" officeooo:rsid="004ed002" style:font-weight-asian="normal" style:font-weight-complex="normal"/>
    </style:style>
    <style:style style:name="T41" style:family="text">
      <style:text-properties fo:font-weight="normal" officeooo:rsid="0039439c" style:font-weight-asian="normal" style:font-weight-complex="normal"/>
    </style:style>
    <style:style style:name="T42" style:family="text">
      <style:text-properties fo:font-weight="normal" officeooo:rsid="0050936c" style:font-weight-asian="normal" style:font-weight-complex="normal"/>
    </style:style>
    <style:style style:name="T43" style:family="text">
      <style:text-properties fo:font-weight="normal" officeooo:rsid="0051615e" style:font-weight-asian="normal" style:font-weight-complex="normal"/>
    </style:style>
    <style:style style:name="T44" style:family="text">
      <style:text-properties officeooo:rsid="0029767b"/>
    </style:style>
    <style:style style:name="T45" style:family="text">
      <style:text-properties officeooo:rsid="002ac492"/>
    </style:style>
    <style:style style:name="T46" style:family="text">
      <style:text-properties officeooo:rsid="002beec2"/>
    </style:style>
    <style:style style:name="T47" style:family="text">
      <style:text-properties officeooo:rsid="004511ed"/>
    </style:style>
    <style:style style:name="T48" style:family="text">
      <style:text-properties officeooo:rsid="002ca7b6"/>
    </style:style>
    <style:style style:name="T49" style:family="text">
      <style:text-properties style:font-name="Liberation Serif" fo:font-size="12pt" fo:font-weight="normal" style:font-size-asian="12pt" style:font-weight-asian="normal" style:font-size-complex="12pt" style:font-weight-complex="normal"/>
    </style:style>
    <style:style style:name="T50" style:family="text">
      <style:text-properties style:font-name="Liberation Serif" fo:font-size="12pt" fo:font-weight="normal" officeooo:rsid="00386118" style:font-size-asian="12pt" style:font-weight-asian="normal" style:font-size-complex="12pt" style:font-weight-complex="normal"/>
    </style:style>
    <style:style style:name="T51" style:family="text">
      <style:text-properties officeooo:rsid="0031432a"/>
    </style:style>
    <style:style style:name="T52" style:family="text">
      <style:text-properties officeooo:rsid="003450de"/>
    </style:style>
    <style:style style:name="T53" style:family="text">
      <style:text-properties style:font-name="Liberation Mono" fo:font-size="10pt" fo:font-weight="normal" style:font-size-asian="10pt" style:font-weight-asian="normal" style:font-size-complex="10pt" style:font-weight-complex="normal"/>
    </style:style>
    <style:style style:name="T54" style:family="text">
      <style:text-properties style:font-name="Liberation Mono" fo:font-size="10pt" fo:font-weight="normal" officeooo:rsid="0035424a" style:font-size-asian="10pt" style:font-weight-asian="normal" style:font-size-complex="10pt" style:font-weight-complex="normal"/>
    </style:style>
    <style:style style:name="T55" style:family="text">
      <style:text-properties style:font-name="Liberation Mono" fo:font-size="10pt" fo:font-weight="normal" officeooo:rsid="003f5769" style:font-size-asian="10pt" style:font-weight-asian="normal" style:font-size-complex="10pt" style:font-weight-complex="normal"/>
    </style:style>
    <style:style style:name="T56" style:family="text">
      <style:text-properties style:font-name="Liberation Mono" fo:font-size="10pt" fo:font-weight="normal" officeooo:rsid="0051615e" style:font-size-asian="10pt" style:font-weight-asian="normal" style:font-size-complex="10pt" style:font-weight-complex="normal"/>
    </style:style>
    <style:style style:name="T57" style:family="text">
      <style:text-properties fo:color="#000000" style:font-name="Monospace" fo:font-size="10pt" fo:font-weight="normal" officeooo:rsid="00362504" fo:background-color="#e8f2fe" loext:char-shading-value="0" style:font-size-asian="10pt" style:font-weight-asian="normal" style:font-size-complex="12pt" style:font-weight-complex="normal"/>
    </style:style>
    <style:style style:name="T58" style:family="text">
      <style:text-properties fo:color="#000000" style:font-name="Monospace" fo:font-size="10pt" fo:font-weight="normal" officeooo:rsid="00450746" fo:background-color="#e8f2fe" loext:char-shading-value="0" style:font-size-asian="10pt" style:font-weight-asian="normal" style:font-weight-complex="normal"/>
    </style:style>
    <style:style style:name="T59"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60" style:family="text">
      <style:text-properties fo:color="#000000" style:font-name="Monospace" fo:font-size="10pt" style:text-underline-style="solid" style:text-underline-width="auto" style:text-underline-color="font-color" fo:background-color="#ceccf7" loext:char-shading-value="0" style:font-size-asian="10pt"/>
    </style:style>
    <style:style style:name="T61" style:family="text">
      <style:text-properties fo:color="#000000" style:font-name="Monospace" fo:font-size="10pt" style:text-underline-style="solid" style:text-underline-width="auto" style:text-underline-color="font-color" fo:font-weight="normal" officeooo:rsid="00386118" fo:background-color="#ceccf7" loext:char-shading-value="0" style:font-size-asian="10pt" style:font-weight-asian="normal" style:font-size-complex="12pt" style:font-weight-complex="normal"/>
    </style:style>
    <style:style style:name="T62" style:family="text">
      <style:text-properties fo:color="#000000" style:font-name="Monospace" fo:font-size="10pt" style:text-underline-style="solid" style:text-underline-width="auto" style:text-underline-color="font-color" fo:font-weight="normal" officeooo:rsid="00450746" fo:background-color="#e8f2fe" loext:char-shading-value="0" style:font-size-asian="10pt" style:font-weight-asian="normal" style:font-weight-complex="normal"/>
    </style:style>
    <style:style style:name="T63" style:family="text">
      <style:text-properties fo:color="#000000" style:font-name="Monospace" fo:font-size="10pt" style:text-underline-style="solid" style:text-underline-width="auto" style:text-underline-color="font-color" fo:font-weight="normal" officeooo:rsid="00450746" fo:background-color="#d4d4d4" loext:char-shading-value="0" style:font-size-asian="10pt" style:font-weight-asian="normal" style:font-weight-complex="normal"/>
    </style:style>
    <style:style style:name="T64" style:family="text">
      <style:text-properties fo:color="#000000" style:font-name="Monospace" fo:font-size="10pt" fo:background-color="#e8f2fe" loext:char-shading-value="0" style:font-size-asian="10pt"/>
    </style:style>
    <style:style style:name="T65" style:family="text">
      <style:text-properties fo:color="#000000" style:font-name="Monospace" fo:font-size="10pt" style:font-size-asian="10pt"/>
    </style:style>
    <style:style style:name="T66" style:family="text">
      <style:text-properties fo:color="#000000" style:font-name="Monospace" fo:font-size="10pt" style:font-size-asian="10pt" fo:background-color="#fee7e0"/>
    </style:style>
    <style:style style:name="T67" style:family="text">
      <style:text-properties fo:color="#000000" style:font-name="Liberation Serif" fo:font-size="12pt" fo:font-weight="normal" officeooo:rsid="00362504" fo:background-color="#e8f2fe" loext:char-shading-value="0" style:font-size-asian="12pt" style:font-weight-asian="normal" style:font-size-complex="12pt" style:font-weight-complex="normal"/>
    </style:style>
    <style:style style:name="T68" style:family="text">
      <style:text-properties fo:color="#2a00ff" style:font-name="Monospace" fo:font-size="10pt" fo:background-color="#e8f2fe" loext:char-shading-value="0" style:font-size-asian="10pt"/>
    </style:style>
    <style:style style:name="T69" style:family="text">
      <style:text-properties officeooo:rsid="003b8d28"/>
    </style:style>
    <style:style style:name="T70" style:family="text">
      <style:text-properties officeooo:rsid="003f5769"/>
    </style:style>
    <style:style style:name="T71" style:family="text">
      <style:text-properties officeooo:rsid="00476908"/>
    </style:style>
    <style:style style:name="T72" style:family="text">
      <style:text-properties officeooo:rsid="0051615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5">FRC </text:span>Sofware Installation Notes</text:p>
      <text:p text:style-name="P2">Dell Inspiron 7559 <text:span text:style-name="T10">Laptop</text:span></text:p>
      <text:h text:style-name="P101" text:outline-level="1">System Details</text:h>
      <text:h text:style-name="P105" text:outline-level="2">Hardware</text:h>
      <text:list xml:id="list1609203212497025203" text:style-name="L1">
        <text:list-item>
          <text:p text:style-name="P19">Dell Inspiron 15” laptop (7559)</text:p>
        </text:list-item>
      </text:list>
      <text:list xml:id="list4940798975504390653" text:style-name="L2">
        <text:list-item>
          <text:list>
            <text:list-item>
              <text:p text:style-name="P20">$793 from Amazon</text:p>
            </text:list-item>
            <text:list-item>
              <text:p text:style-name="P20">NVIDIA GTX 960M Graphics card (4 GB RAM)</text:p>
            </text:list-item>
            <text:list-item>
              <text:p text:style-name="P20"><text:s/>8 GB RAM</text:p>
            </text:list-item>
            <text:list-item>
              <text:p text:style-name="P20">Intel I5 Processor</text:p>
            </text:list-item>
            <text:list-item>
              <text:p text:style-name="P20">256 GB Internal SSD Drive </text:p>
            </text:list-item>
          </text:list>
        </text:list-item>
      </text:list>
      <text:list xml:id="list183326703913951" text:continue-list="list1609203212497025203" text:style-name="L1">
        <text:list-item>
          <text:p text:style-name="P19">Samsung 256 GB SSD <text:span text:style-name="T10">second </text:span>internal drive</text:p>
        </text:list-item>
      </text:list>
      <text:list xml:id="list2037842189410061795" text:style-name="L3">
        <text:list-item>
          <text:list>
            <text:list-item>
              <text:p text:style-name="P21">$96 from Amazon</text:p>
            </text:list-item>
            <text:list-item>
              <text:p text:style-name="P21">Installation (easy):</text:p>
              <text:list>
                <text:list-item>
                  <text:p text:style-name="P21">Remove single screw and <text:span text:style-name="T10">open</text:span> back cover</text:p>
                </text:list-item>
                <text:list-item>
                  <text:p text:style-name="P21">Insert drive into empty slot and connect cable</text:p>
                </text:list-item>
                <text:list-item>
                  <text:p text:style-name="P21"><text:span text:style-name="T10">close</text:span> back cover <text:span text:style-name="T10">and reattach screw</text:span></text:p>
                </text:list-item>
              </text:list>
            </text:list-item>
          </text:list>
        </text:list-item>
      </text:list>
      <text:h text:style-name="P105" text:outline-level="2">Software</text:h>
      <text:list xml:id="list4150431857432378712" text:style-name="L4">
        <text:list-item>
          <text:p text:style-name="P22">Windows 10 (pre-installed on internal <text:span text:style-name="T10">SSD </text:span>drive)</text:p>
        </text:list-item>
        <text:list-item>
          <text:p text:style-name="P23">UEFI (Unified Extensible Firmware Interface) BIOS <text:span text:style-name="T10">Installed</text:span></text:p>
        </text:list-item>
      </text:list>
      <text:h text:style-name="P102" text:outline-level="1">Windows and Linux<text:span text:style-name="T3"> </text:span>Dual Boot</text:h>
      <text:list xml:id="list7875632131522090669" text:style-name="L5">
        <text:list-item>
          <text:p text:style-name="P26">Create <text:span text:style-name="T1">Linux</text:span> Installation media</text:p>
        </text:list-item>
      </text:list>
      <text:list xml:id="list8597541604010293298" text:style-name="L6">
        <text:list-item>
          <text:list>
            <text:list-item>
              <text:p text:style-name="P24">On a Linux computer, Download Ubuntu 16.04 “.iso” <text:span text:style-name="T1">image</text:span></text:p>
              <text:list>
                <text:list-item>
                  <text:p text:style-name="P27">www.ubuntu.com/download/desktop</text:p>
                </text:list-item>
              </text:list>
            </text:list-item>
            <text:list-item>
              <text:p text:style-name="P24">Transfer image file to a 4GB micro SSD card</text:p>
              <text:list>
                <text:list-item>
                  <text:p text:style-name="P24">Determine device name of SSD card</text:p>
                  <text:list>
                    <text:list-item>
                      <text:p text:style-name="P25"><text:soft-page-break/>sudo fdisk -l</text:p>
                      <text:list>
                        <text:list-item>
                          <text:p text:style-name="P24">record initial /dev ids (e.g. /dev/sda1,/dev/sda2 ..)</text:p>
                        </text:list-item>
                      </text:list>
                    </text:list-item>
                    <text:list-item>
                      <text:p text:style-name="P24">Insert SSD card into USB card reader and connect to a USB port</text:p>
                    </text:list-item>
                    <text:list-item>
                      <text:p text:style-name="P25">sudo fdisk -l</text:p>
                      <text:list>
                        <text:list-item>
                          <text:p text:style-name="P24">note any new partitions (e.g. /dev/sdg1 ..)</text:p>
                        </text:list-item>
                        <text:list-item>
                          <text:p text:style-name="P27">record the partition name (<text:span text:style-name="T4">s</text:span>ans any numbers) e.g. “sdg”</text:p>
                        </text:list-item>
                      </text:list>
                    </text:list-item>
                  </text:list>
                </text:list-item>
                <text:list-item>
                  <text:p text:style-name="P24">Use dd to transfer downloaded image to card</text:p>
                  <text:list>
                    <text:list-item>
                      <text:p text:style-name="P24">sudo dd -i &lt;path-to-image&gt; -o /dev/&lt;dev-name-of-card&gt;</text:p>
                    </text:list-item>
                    <text:list-item>
                      <text:p text:style-name="P24">e.g. sudo dd -<text:span text:style-name="T1">i ~/Downloads/ubuntu-16.04.1-desktop-amd64.iso -o /dev/sdg</text:span></text:p>
                    </text:list-item>
                  </text:list>
                </text:list-item>
              </text:list>
            </text:list-item>
          </text:list>
        </text:list-item>
      </text:list>
      <text:list xml:id="list183327958164302" text:continue-list="list7875632131522090669" text:style-name="L5">
        <text:list-item>
          <text:p text:style-name="P28">Configure Windows</text:p>
        </text:list-item>
      </text:list>
      <text:list xml:id="list5160924386331934172" text:style-name="L7">
        <text:list-item>
          <text:list>
            <text:list-item>
              <text:p text:style-name="P29">Disable “Fast boot”</text:p>
              <text:list>
                <text:list-item>
                  <text:p text:style-name="P29">Control Panel→ Power Options</text:p>
                </text:list-item>
              </text:list>
            </text:list-item>
          </text:list>
        </text:list-item>
      </text:list>
      <text:list xml:id="list183326072923386" text:continue-list="list183327958164302" text:style-name="L5">
        <text:list-item>
          <text:p text:style-name="P26">Configure <text:span text:style-name="T1">BIOS</text:span></text:p>
        </text:list-item>
      </text:list>
      <text:list xml:id="list183326131076669" text:continue-list="list5160924386331934172" text:style-name="L7">
        <text:list-item>
          <text:list>
            <text:list-item>
              <text:p text:style-name="P29">Boot to BIOS (press f2 when booting)</text:p>
            </text:list-item>
            <text:list-item>
              <text:p text:style-name="P29">Tab to Boot Options</text:p>
            </text:list-item>
            <text:list-item>
              <text:p text:style-name="P29">Disable “Secure boot”</text:p>
            </text:list-item>
            <text:list-item>
              <text:p text:style-name="P29">Enable “Legacy boot options”</text:p>
            </text:list-item>
            <text:list-item>
              <text:p text:style-name="P29">keep UEFI boot mode</text:p>
            </text:list-item>
            <text:list-item>
              <text:p text:style-name="P29">Save and Exit (f10)</text:p>
            </text:list-item>
          </text:list>
        </text:list-item>
      </text:list>
      <text:list xml:id="list183326811605023" text:continue-list="list183326072923386" text:style-name="L5">
        <text:list-item>
          <text:p text:style-name="P26">Install Ubuntu on second 256 GB SSD drive</text:p>
        </text:list-item>
      </text:list>
      <text:list xml:id="list2311246114999480293" text:style-name="L8">
        <text:list-item>
          <text:list>
            <text:list-item>
              <text:p text:style-name="P30">Insert SSD with Ubuntu <text:span text:style-name="T12">installer </text:span>image in card reader into USB port of Inspiron</text:p>
            </text:list-item>
            <text:list-item>
              <text:p text:style-name="P31">reboot laptop</text:p>
            </text:list-item>
            <text:list-item>
              <text:p text:style-name="P31">press f12 (boot options) at start of boot cycle (be quick)</text:p>
              <text:list>
                <text:list-item>
                  <text:p text:style-name="P31">should see a boot device list on a blue background</text:p>
                </text:list-item>
              </text:list>
            </text:list-item>
            <text:list-item>
              <text:p text:style-name="P31">Choose “USB .. ” from list and press return</text:p>
              <text:list>
                <text:list-item>
                  <text:p text:style-name="P31">note: sometime not present in list (<text:span text:style-name="T2">if so, </text:span>power cycle and try again)</text:p>
                </text:list-item>
              </text:list>
            </text:list-item>
            <text:list-item>
              <text:p text:style-name="P32"><text:span text:style-name="T11">When Ubuntu installer boots s</text:span>hould see a (<text:span text:style-name="T3">maroon</text:span>) screen with 2 small icons at the bottom</text:p>
            </text:list-item>
            <text:list-item>
              <text:p text:style-name="P31"><text:soft-page-break/>press return to get list of install options</text:p>
            </text:list-item>
            <text:list-item>
              <text:p text:style-name="P33"><text:span text:style-name="T14">important: </text:span>press “Advanced” options (f6) and disable <text:span text:style-name="T2">ACPI (press esc to exit)</text:span></text:p>
              <text:list>
                <text:list-item>
                  <text:p text:style-name="P34">otherwise Ubuntu installer will hang on startup</text:p>
                </text:list-item>
              </text:list>
            </text:list-item>
            <text:list-item>
              <text:p text:style-name="P34">Choose “<text:span text:style-name="T11">T</text:span>ry Ubuntu” from options list</text:p>
            </text:list-item>
            <text:list-item>
              <text:p text:style-name="P34">When desktop comes up press <text:span text:style-name="T13">the </text:span>“Install Ubuntu Icon”</text:p>
            </text:list-item>
            <text:list-item>
              <text:p text:style-name="P35">Install Ubuntu on Second drive (sdb)</text:p>
            </text:list-item>
            <text:list-item>
              <text:p text:style-name="P35">choose sdb for boot partition in pulldown menu (<text:span text:style-name="T6">normally </text:span>defaults to sda)</text:p>
              <text:list>
                <text:list-item>
                  <text:p text:style-name="P35">Otherwise installation will fail to complete <text:span text:style-name="T6">(no way to exit except power cycle)</text:span></text:p>
                </text:list-item>
              </text:list>
            </text:list-item>
            <text:list-item>
              <text:p text:style-name="P36">Set swap size to 0 </text:p>
              <text:list>
                <text:list-item>
                  <text:p text:style-name="P36"><text:span text:style-name="T3">R</text:span>ecommended for SSD drives <text:span text:style-name="T13">to prevent write cycle wear</text:span></text:p>
                </text:list-item>
              </text:list>
            </text:list-item>
          </text:list>
        </text:list-item>
      </text:list>
      <text:list xml:id="list183326128657601" text:continue-list="list183326811605023" text:style-name="L5">
        <text:list-item>
          <text:p text:style-name="P37">Boot to Ubuntu (second <text:span text:style-name="T6">sdd drive</text:span>)</text:p>
        </text:list-item>
      </text:list>
      <text:list xml:id="list8788282863328052683" text:style-name="L9">
        <text:list-item>
          <text:list>
            <text:list-item>
              <text:p text:style-name="P38">Remove installation media</text:p>
            </text:list-item>
            <text:list-item>
              <text:p text:style-name="P38">Reboot laptop</text:p>
            </text:list-item>
            <text:list-item>
              <text:p text:style-name="P38">Press f12 when booting</text:p>
            </text:list-item>
            <text:list-item>
              <text:p text:style-name="P38">choose “Second HDD drive” from list (<text:span text:style-name="T5">this </text:span>new entry should <text:span text:style-name="T5">now </text:span>be present)</text:p>
            </text:list-item>
            <text:list-item>
              <text:p text:style-name="P39">log into Ubuntu (using user and password supplied during installation process)</text:p>
            </text:list-item>
          </text:list>
        </text:list-item>
      </text:list>
      <text:list xml:id="list183327399651215" text:continue-list="list183326128657601" text:style-name="L5">
        <text:list-item>
          <text:p text:style-name="P40">Fix ACPI startup <text:span text:style-name="T13">problem</text:span> in Ubuntu kernel loader</text:p>
        </text:list-item>
      </text:list>
      <text:list xml:id="list3707861082721334690" text:style-name="L10">
        <text:list-item>
          <text:list>
            <text:list-item>
              <text:p text:style-name="P41"><text:span text:style-name="T6">C</text:span>auses the boot <text:span text:style-name="T9">sequence </text:span>to fail <text:span text:style-name="T6">(hang) </text:span>with <text:span text:style-name="T7">several </text:span>messages like “<text:span text:style-name="T6">failed to unregister from ACPI system”, “bbwsitch: cannot find ACPI handle for VGA device”</text:span></text:p>
              <text:list>
                <text:list-item>
                  <text:list>
                    <text:list-item>
                      <text:p text:style-name="P42">The problem started after changing “Additional Drivers” tab in Software &amp; Updates window from “Nouveau” to NVIDIA</text:p>
                    </text:list-item>
                  </text:list>
                </text:list-item>
              </text:list>
            </text:list-item>
            <text:list-item>
              <text:p text:style-name="P43">After <text:span text:style-name="T9">the </text:span>failure <text:span text:style-name="T7">the </text:span>only way to recover was to reboot and press the ‘e’ key at just the right time during the startup cycle (took dozens of tries to stop <text:span text:style-name="T7">the boot cycle from hanging)</text:span></text:p>
            </text:list-item>
            <text:list-item>
              <text:p text:style-name="P44">Once in edit mode then need<text:span text:style-name="T11">ed</text:span> to remove acpi=off from the kernel launch command line</text:p>
              <text:list>
                <text:list-item>
                  <text:p text:style-name="P45">press ctrl-x to continue boot</text:p>
                </text:list-item>
              </text:list>
            </text:list-item>
            <text:list-item>
              <text:p text:style-name="P45"><text:span text:style-name="T8">When (</text:span>If<text:span text:style-name="T8">)</text:span> Ubuntu now boots up do the following to make the change permanent</text:p>
              <text:list>
                <text:list-item>
                  <text:p text:style-name="P45">$ sudo gedit /etc/default/grub</text:p>
                </text:list-item>
                <text:list-item>
                  <text:p text:style-name="P45">Add a comment in front of: GRUB_CMDLINE_LINUX="acpi=off"</text:p>
                  <text:list>
                    <text:list-item>
                      <text:p text:style-name="P45"><text:soft-page-break/>#GRUB_CMDLINE_LINUX="acpi=off"</text:p>
                    </text:list-item>
                  </text:list>
                </text:list-item>
              </text:list>
            </text:list-item>
            <text:list-item>
              <text:p text:style-name="P45">$ sudo update-grub</text:p>
            </text:list-item>
          </text:list>
        </text:list-item>
      </text:list>
      <text:h text:style-name="P103" text:outline-level="1">Ubuntu 16.04</text:h>
      <text:h text:style-name="P106" text:outline-level="2">Configure Desktop</text:h>
      <text:list xml:id="list2022522077727944910" text:style-name="L11">
        <text:list-item>
          <text:p text:style-name="P46">Install gnome flashback</text:p>
        </text:list-item>
      </text:list>
      <text:list xml:id="list905306443727628155" text:style-name="L12">
        <text:list-item>
          <text:p text:style-name="P47">Gave “Unity” yet another shot for a while but in the end I still like the older “flashback” interface better</text:p>
          <text:list>
            <text:list-item>
              <text:p text:style-name="P47"><text:s/>I also got annoyed when I found out that the Unity “designers” decided to remove the ability to move window controls to the right in the latest versions of ubuntu (many complaints about this on-line but the response was a smug “take it or leave it” answer)</text:p>
            </text:list-item>
          </text:list>
        </text:list-item>
        <text:list-item>
          <text:p text:style-name="P47">To install flashback:</text:p>
          <text:list>
            <text:list-item>
              <text:p text:style-name="P48">$ sudo apt-get update</text:p>
            </text:list-item>
            <text:list-item>
              <text:p text:style-name="P48">$ sudo apt-get install gnome-session-flashback</text:p>
            </text:list-item>
            <text:list-item>
              <text:p text:style-name="P48">Log out</text:p>
            </text:list-item>
            <text:list-item>
              <text:p text:style-name="P48">Log in and press icon on upper right of login window</text:p>
            </text:list-item>
            <text:list-item>
              <text:p text:style-name="P48">choose “Gnome Flashback Metacity”</text:p>
            </text:list-item>
          </text:list>
        </text:list-item>
      </text:list>
      <text:h text:style-name="P106" text:outline-level="2">Install/build FRC Software</text:h>
      <text:h text:style-name="P108" text:outline-level="3">References</text:h>
      <text:list xml:id="list2363063328321827152" text:style-name="L13">
        <text:list-item>
          <text:p text:style-name="P49">https://wpilib.screenstepslive.com/s/4485/m/23353/l/228979-installing-frcsim-manually-ubuntu</text:p>
        </text:list-item>
      </text:list>
      <text:h text:style-name="P108" text:outline-level="3">Components</text:h>
      <text:list xml:id="list1318337405342183739" text:style-name="L14">
        <text:list-item>
          <text:p text:style-name="P50">Java (OpenJDK 1.8.0_91)</text:p>
        </text:list-item>
      </text:list>
      <text:list xml:id="list2691776668260653899" text:style-name="L15">
        <text:list-item>
          <text:list>
            <text:list-item>
              <text:p text:style-name="P51"><text:s/>sudo apt-get install default-jdk</text:p>
            </text:list-item>
          </text:list>
        </text:list-item>
      </text:list>
      <text:list xml:id="list183326894410846" text:continue-list="list1318337405342183739" text:style-name="L14">
        <text:list-item>
          <text:p text:style-name="P50">Eclipse (Neon)</text:p>
        </text:list-item>
      </text:list>
      <text:list xml:id="list3397582242632053532" text:style-name="L16">
        <text:list-item>
          <text:list>
            <text:list-item>
              <text:p text:style-name="P52">Download tar file from Eclipse download site</text:p>
              <text:list>
                <text:list-item>
                  <text:p text:style-name="P57"><text:a xlink:type="simple" xlink:href="https://www.eclipse.org/downloads/download.php?file=/oomph/epp/neon/R/eclipse-inst-linux64.tar.gz" text:style-name="Internet_20_link" text:visited-style-name="Visited_20_Internet_20_Link">https://www.eclipse.org/downloads/download.php?file=/oomph/epp/neon/R/eclipse-inst-linux64.tar.gz</text:a></text:p>
                </text:list-item>
              </text:list>
            </text:list-item>
            <text:list-item>
              <text:p text:style-name="P58">Install</text:p>
              <text:list>
                <text:list-item>
                  <text:p text:style-name="P59"><text:span text:style-name="T16">$ </text:span>tar -xf eclipse-inst-linux64.tar.gz</text:p>
                </text:list-item>
                <text:list-item>
                  <text:p text:style-name="P57"><text:soft-page-break/><text:span text:style-name="T16">$ </text:span>cd <text:span text:style-name="T16">~/Downloads/</text:span>eclipse-installer</text:p>
                </text:list-item>
                <text:list-item>
                  <text:p text:style-name="P60">$ ./eclipse-inst</text:p>
                  <text:list>
                    <text:list-item>
                      <text:p text:style-name="P60">set install path to /opt (previously write-enabled)</text:p>
                    </text:list-item>
                  </text:list>
                </text:list-item>
                <text:list-item>
                  <text:p text:style-name="P60">add to path in ~/.profile : /opt/eclipse/cpp-neon/eclipse</text:p>
                </text:list-item>
              </text:list>
            </text:list-item>
            <text:list-item>
              <text:p text:style-name="P58">install plugins </text:p>
              <text:list>
                <text:list-item>
                  <text:p text:style-name="P58">Open Eclipse and install plugins as described in reference 1</text:p>
                  <text:list>
                    <text:list-item>
                      <text:p text:style-name="P58">creates ~/wpilib</text:p>
                    </text:list-item>
                  </text:list>
                </text:list-item>
              </text:list>
            </text:list-item>
          </text:list>
        </text:list-item>
      </text:list>
      <text:list xml:id="list183326962795618" text:continue-list="list183326894410846" text:style-name="L14">
        <text:list-item>
          <text:p text:style-name="P53"><text:span text:style-name="T44">install </text:span>Gazebo <text:span text:style-name="T16">(7.3.1)</text:span></text:p>
        </text:list-item>
      </text:list>
      <text:list xml:id="list6858534576205936834" text:style-name="L17">
        <text:list-item>
          <text:list>
            <text:list-item>
              <text:p text:style-name="P61">$ curl -ssL http://get.gazebosim.org | sh</text:p>
            </text:list-item>
          </text:list>
        </text:list-item>
      </text:list>
      <text:list xml:id="list183328025636917" text:continue-list="list183326962795618" text:style-name="L14">
        <text:list-item>
          <text:p text:style-name="P62"><text:span text:style-name="T46">check out</text:span> MentorRepository</text:p>
        </text:list-item>
      </text:list>
      <text:list xml:id="list8529234383613546702" text:style-name="L18">
        <text:list-item>
          <text:list>
            <text:list-item>
              <text:p text:style-name="P63">mkdir Robotics &amp;&amp; cd Robotics</text:p>
            </text:list-item>
            <text:list-item>
              <text:p text:style-name="P64">git clone <text:a xlink:type="simple" xlink:href="https://github.com/FRCTeam159/MentorRepository" text:style-name="Internet_20_link" text:visited-style-name="Visited_20_Internet_20_Link">https://github.com/FRCTeam159/MentorRepository</text:a></text:p>
            </text:list-item>
          </text:list>
        </text:list-item>
      </text:list>
      <text:list xml:id="list183326045527533" text:continue-list="list183328025636917" text:style-name="L14">
        <text:list-item>
          <text:p text:style-name="P65">merge patched allwpilib with wpi git repo</text:p>
        </text:list-item>
      </text:list>
      <text:list xml:id="list183327845564170" text:continue-list="list8529234383613546702" text:style-name="L18">
        <text:list-item>
          <text:list>
            <text:list-item>
              <text:p text:style-name="P64">cd <text:span text:style-name="T45">MentorRepository/</text:span>Software/workspace</text:p>
            </text:list-item>
            <text:list-item>
              <text:p text:style-name="P64">tar -cf allwpilib.tar allwpilib</text:p>
              <text:list>
                <text:list-item>
                  <text:p text:style-name="P63">save patches from team’s repo</text:p>
                </text:list-item>
              </text:list>
            </text:list-item>
            <text:list-item>
              <text:p text:style-name="P63">rm -fr <text:span text:style-name="T46">allwpilib</text:span></text:p>
            </text:list-item>
            <text:list-item>
              <text:p text:style-name="P64">git clone <text:span text:style-name="T47"><text:s/></text:span><text:a xlink:type="simple" xlink:href="https://usfirst.collab.net/gerrit/p/allwpilib.git" text:style-name="Internet_20_link" text:visited-style-name="Visited_20_Internet_20_Link"><text:span text:style-name="T47">https://usfirst.collab.net/gerrit/p/allwpilib.git</text:span></text:a><text:span text:style-name="T47"> </text:span></text:p>
              <text:list>
                <text:list-item>
                  <text:p text:style-name="P63">adds allwpilib directory with upstream <text:span text:style-name="T51">wpi </text:span>git repo</text:p>
                </text:list-item>
              </text:list>
            </text:list-item>
            <text:list-item>
              <text:p text:style-name="P64">tar -xf <text:s/>allwpilib.tar</text:p>
              <text:list>
                <text:list-item>
                  <text:p text:style-name="P63">restores team patches</text:p>
                </text:list-item>
              </text:list>
            </text:list-item>
          </text:list>
        </text:list-item>
      </text:list>
      <text:list xml:id="list183327620264388" text:continue-list="list183326045527533" text:style-name="L14">
        <text:list-item>
          <text:p text:style-name="P54"><text:span text:style-name="Strong_20_Emphasis"><text:span text:style-name="T27">Build frc_gazebo_plugins</text:span></text:span></text:p>
        </text:list-item>
      </text:list>
      <text:list xml:id="list8676326964195020818" text:style-name="L19">
        <text:list-item>
          <text:list>
            <text:list-item>
              <text:p text:style-name="P66"><text:span text:style-name="Strong_20_Emphasis"><text:span text:style-name="T21">patch </text:span></text:span><text:span text:style-name="Strong_20_Emphasis"><text:span text:style-name="T22">allwpilib </text:span></text:span><text:span text:style-name="Strong_20_Emphasis"><text:span text:style-name="T21">source files</text:span></text:span></text:p>
            </text:list-item>
          </text:list>
        </text:list-item>
      </text:list>
      <text:list xml:id="list3659320032578775667" text:style-name="L20">
        <text:list-item>
          <text:list>
            <text:list-item>
              <text:list>
                <text:list-item>
                  <text:p text:style-name="P68"><text:span text:style-name="T17">$ cd</text:span><text:span text:style-name="T19"> </text:span><text:span text:style-name="T20">~/Robotics/MentorRepository/Software/workspace/allwpilib/</text:span><text:span text:style-name="T21">simulation</text:span></text:p>
                </text:list-item>
              </text:list>
            </text:list-item>
          </text:list>
        </text:list-item>
      </text:list>
      <text:list xml:id="list5241241083662897115" text:style-name="L21">
        <text:list-item>
          <text:list>
            <text:list-item>
              <text:list>
                <text:list-item>
                  <text:p text:style-name="P69"><text:span text:style-name="Strong_20_Emphasis"><text:span text:style-name="T21">add #include &lt;boost/algorithm/string.hpp&gt; at line 16 of gz_msgs/msgs.h.in</text:span></text:span></text:p>
                  <text:list>
                    <text:list-item>
                      <text:p text:style-name="P70"><text:span text:style-name="Strong_20_Emphasis"><text:span text:style-name="T24">fixed error with “replace_all” not supported by boost</text:span></text:span></text:p>
                    </text:list-item>
                  </text:list>
                </text:list-item>
                <text:list-item>
                  <text:p text:style-name="P69"><text:span text:style-name="Strong_20_Emphasis"><text:span text:style-name="T21">replace “boost” with “std” <text:s/>on line 32 of frc_gazebo_plugins/rangefinder/src/rangefinder.cpp</text:span></text:span></text:p>
                </text:list-item>
                <text:list-item>
                  <text:p text:style-name="P71"><text:soft-page-break/><text:span text:style-name="Strong_20_Emphasis"><text:span text:style-name="T21">replace “boost” with “std” <text:s/>on line </text:span></text:span><text:span text:style-name="Strong_20_Emphasis"><text:span text:style-name="T22">12</text:span></text:span><text:span text:style-name="Strong_20_Emphasis"><text:span text:style-name="T21"> of frc_gazebo_plugins/</text:span></text:span><text:span text:style-name="Strong_20_Emphasis"><text:span text:style-name="T22">limit_switch</text:span></text:span><text:span text:style-name="Strong_20_Emphasis"><text:span text:style-name="T21">/src/</text:span></text:span><text:span text:style-name="Strong_20_Emphasis"><text:span text:style-name="T22">external_limit_switch</text:span></text:span><text:span text:style-name="Strong_20_Emphasis"><text:span text:style-name="T21">.cpp</text:span></text:span></text:p>
                </text:list-item>
              </text:list>
            </text:list-item>
            <text:list-item>
              <text:p text:style-name="P11"><text:span text:style-name="Strong_20_Emphasis"><text:span text:style-name="T21">cd </text:span></text:span><text:span text:style-name="Strong_20_Emphasis"><text:span text:style-name="T20">~/Robotics/MentorRepository/Software/workspace/allwpilib</text:span></text:span></text:p>
            </text:list-item>
            <text:list-item>
              <text:p text:style-name="P72"><text:span text:style-name="Strong_20_Emphasis"><text:span text:style-name="T20">./gradlew :wpilibc:build -PmakeSim</text:span></text:span></text:p>
            </text:list-item>
          </text:list>
        </text:list-item>
      </text:list>
      <text:list xml:id="list183327425894831" text:continue-list="list183327620264388" text:style-name="L14">
        <text:list-item>
          <text:p text:style-name="P54"><text:span text:style-name="T48">Build </text:span><text:span text:style-name="Strong_20_Emphasis"><text:span text:style-name="T22">libwpilibcSim.so </text:span></text:span></text:p>
        </text:list-item>
      </text:list>
      <text:list xml:id="list183326346046833" text:continue-list="list3659320032578775667" text:style-name="L20">
        <text:list-item>
          <text:list>
            <text:list-item>
              <text:p text:style-name="P12">cd <text:span text:style-name="T48">~/Robotics/MentorRepository/Software/workspace/allwpilib</text:span> </text:p>
            </text:list-item>
            <text:list-item>
              <text:p text:style-name="P12"><text:span text:style-name="Strong_20_Emphasis"><text:span text:style-name="T49">$ </text:span></text:span><text:span text:style-name="Strong_20_Emphasis"><text:span text:style-name="Source_20_Text"><text:span text:style-name="T49">sudo apt-get install cmake libprotobuf-dev libprotoc-dev protobuf-compiler -y</text:span></text:span></text:span></text:p>
            </text:list-item>
            <text:list-item>
              <text:p text:style-name="P67"><text:span text:style-name="Strong_20_Emphasis"><text:span text:style-name="T18">./gradlew :wpilibc:build -PmakeSim</text:span></text:span></text:p>
            </text:list-item>
          </text:list>
        </text:list-item>
      </text:list>
      <text:list xml:id="list183327184970110" text:continue-list="list183327425894831" text:style-name="L14">
        <text:list-item>
          <text:p text:style-name="P55"><text:span text:style-name="Strong_20_Emphasis"><text:span text:style-name="T38">Built libntcore.so</text:span></text:span></text:p>
        </text:list-item>
      </text:list>
      <text:list xml:id="list7454616351099117976" text:style-name="L35">
        <text:list-item>
          <text:list>
            <text:list-item>
              <text:p text:style-name="P85"><text:span text:style-name="Strong_20_Emphasis"><text:span text:style-name="T32">linker problem with </text:span></text:span><text:span text:style-name="Strong_20_Emphasis"><text:span text:style-name="T34">lib</text:span></text:span><text:span text:style-name="Strong_20_Emphasis"><text:span text:style-name="T32">ntcore.</text:span></text:span><text:span text:style-name="Strong_20_Emphasis"><text:span text:style-name="T34">so</text:span></text:span></text:p>
            </text:list-item>
          </text:list>
        </text:list-item>
      </text:list>
      <text:p text:style-name="P94"><text:span text:style-name="Strong_20_Emphasis"><text:span text:style-name="T32">When FRCUserProgram is compiled using the </text:span></text:span><text:span text:style-name="Strong_20_Emphasis"><text:span text:style-name="T36">pre-built</text:span></text:span><text:span text:style-name="Strong_20_Emphasis"><text:span text:style-name="T32"> </text:span></text:span><text:span text:style-name="Strong_20_Emphasis"><text:span text:style-name="T36">allwpilib </text:span></text:span><text:span text:style-name="Strong_20_Emphasis"><text:span text:style-name="T32">libntcore.so </text:span></text:span><text:span text:style-name="Strong_20_Emphasis"><text:span text:style-name="T36">(downloaded from maven repo) </text:span></text:span><text:span text:style-name="Strong_20_Emphasis"><text:span text:style-name="T32">the following error is generated in the link step:</text:span></text:span></text:p>
      <text:p text:style-name="P14"><text:span text:style-name="T65">../build/install/simulation/lib/libwpilibcSim.so: undefined reference to `nt::Value::MakeStringArray(std::vector&lt;std::__cxx11::basic_string&lt;char, std::char_traits&lt;char&gt;, std::allocator&lt;char&gt; &gt;, std::allocator&lt;std::__cxx11::basic_string&lt;char, std::char_traits&lt;char&gt;, std::allocator&lt;char&gt; &gt; &gt; &gt;&amp;&amp;)'</text:span></text:p>
      <text:p text:style-name="P13"><text:span text:style-name="T65">../build/install/simulation/lib/libwpilibcSim.so: undefined reference to `nt::Value::MakeStringArray(llvm::ArrayRef&lt;std::__cxx11::basic_string&lt;char, std::char_traits&lt;char&gt;, std::allocator&lt;char&gt; &gt; &gt;)'</text:span></text:p>
      <text:p text:style-name="P13"><text:span text:style-name="T65">collect2: error: ld returned 1 exit status</text:span></text:p>
      <text:p text:style-name="P13"><text:span text:style-name="T66">makefile:47: recipe for target 'FRCUserProgram' failed</text:span></text:p>
      <text:p text:style-name="P13"><text:span text:style-name="T66"/></text:p>
      <text:list xml:id="list6592854555119203357" text:style-name="L36">
        <text:list-item>
          <text:list>
            <text:list-item>
              <text:p text:style-name="P97"><text:span text:style-name="Strong_20_Emphasis"><text:span text:style-name="T33">The origin of the link error appears to come from the following code</text:span></text:span></text:p>
            </text:list-item>
          </text:list>
        </text:list-item>
      </text:list>
      <text:p text:style-name="P100"><text:span text:style-name="Strong_20_Emphasis"><text:span text:style-name="T61">MakeStringArray </text:span></text:span><text:span text:style-name="Strong_20_Emphasis"><text:span text:style-name="T50">defined in nt_value.h</text:span></text:span></text:p>
      <text:p text:style-name="P15"><text:span text:style-name="Strong_20_Emphasis"><text:span text:style-name="T57">Commands/S</text:span></text:span><text:span text:style-name="Strong_20_Emphasis"><text:span text:style-name="T67">cheduler.cpp </text:span></text:span></text:p>
      <text:p text:style-name="P17"><text:span text:style-name="Strong_20_Emphasis"><text:span text:style-name="T57">m_table-&gt;</text:span></text:span><text:span text:style-name="T59">PutValue</text:span><text:span text:style-name="T64">(</text:span><text:span text:style-name="T68">"Names"</text:span><text:span text:style-name="T64">, nt::Value::</text:span><text:span text:style-name="T60">MakeStringArray</text:span><text:span text:style-name="T64">(commands));</text:span></text:p>
      <text:p text:style-name="P16"/>
      <text:p text:style-name="P15"><text:span text:style-name="Strong_20_Emphasis"><text:span text:style-name="T67">SmartDashboard/SendableChooser.cpp</text:span></text:span></text:p>
      <text:p text:style-name="P18"><text:span text:style-name="Strong_20_Emphasis"><text:span text:style-name="T58">nt::Value::</text:span></text:span><text:span text:style-name="Strong_20_Emphasis"><text:span text:style-name="T63">MakeStringArray</text:span></text:span><text:span text:style-name="Strong_20_Emphasis"><text:span text:style-name="T58">(std::</text:span></text:span><text:span text:style-name="Strong_20_Emphasis"><text:span text:style-name="T62">move</text:span></text:span><text:span text:style-name="Strong_20_Emphasis"><text:span text:style-name="T58">(keys)));</text:span></text:span></text:p>
      <text:list xml:id="list4283575532288798952" text:style-name="L37">
        <text:list-item>
          <text:list>
            <text:list-item>
              <text:p text:style-name="P98"><text:span text:style-name="Strong_20_Emphasis"><text:span text:style-name="T34">MakeStringArray is clearly included in the mav</text:span></text:span><text:span text:style-name="Strong_20_Emphasis"><text:span text:style-name="T36">e</text:span></text:span><text:span text:style-name="Strong_20_Emphasis"><text:span text:style-name="T34">n built and downloaded libntcore.so library (found using “strings”)</text:span></text:span></text:p>
            </text:list-item>
            <text:list-item>
              <text:p text:style-name="P98"><text:span text:style-name="Strong_20_Emphasis"><text:span text:style-name="T34">link also fails using the prebuilt library in ~/wpilib/simulation/lib (this looked to have worked once but could not repeat)</text:span></text:span></text:p>
            </text:list-item>
          </text:list>
        </text:list-item>
        <text:list-item>
          <text:p text:style-name="P86"><text:span text:style-name="T71">build libntcore.so from source</text:span></text:p>
        </text:list-item>
      </text:list>
      <text:list xml:id="list183327557392216" text:continue-list="list183327184970110" text:style-name="L14">
        <text:list-item>
          <text:list>
            <text:list-item>
              <text:p text:style-name="P96"><text:span text:style-name="Strong_20_Emphasis"><text:span text:style-name="T37">build from wpi github project</text:span></text:span></text:p>
            </text:list-item>
          </text:list>
        </text:list-item>
      </text:list>
      <text:list xml:id="list1687957062825079379" text:style-name="L38">
        <text:list-item>
          <text:list>
            <text:list-item>
              <text:p text:style-name="P99"><text:span text:style-name="Strong_20_Emphasis"><text:span text:style-name="T34">git clone </text:span></text:span><text:a xlink:type="simple" xlink:href="https://github.com/wpilibsuite/ntcore" text:style-name="Internet_20_link" text:visited-style-name="Visited_20_Internet_20_Link"><text:span text:style-name="Strong_20_Emphasis"><text:span text:style-name="T34">https://github.com/wpilibsuite/ntcore</text:span></text:span></text:a></text:p>
            </text:list-item>
            <text:list-item>
              <text:p text:style-name="P99"><text:span text:style-name="Strong_20_Emphasis"><text:span text:style-name="T34">sudo apt-get install gcc-multilib g++-multilib</text:span></text:span></text:p>
            </text:list-item>
            <text:list-item>
              <text:p text:style-name="P99"><text:soft-page-break/><text:span text:style-name="Strong_20_Emphasis"><text:span text:style-name="T34">cd ntcore</text:span></text:span></text:p>
            </text:list-item>
            <text:list-item>
              <text:p text:style-name="P99"><text:span text:style-name="Strong_20_Emphasis"><text:span text:style-name="T35">./gradlew build -PskipArm</text:span></text:span></text:p>
            </text:list-item>
            <text:list-item>
              <text:p text:style-name="P99"><text:span text:style-name="Strong_20_Emphasis"><text:span text:style-name="T35">library built at: ./native/ntcore/build/libs/ntcore/shared/x64/libntcore.so</text:span></text:span></text:p>
            </text:list-item>
          </text:list>
        </text:list-item>
      </text:list>
      <text:list xml:id="list183326530127600" text:continue-list="list183327557392216" text:style-name="L14">
        <text:list-item>
          <text:p text:style-name="P54"><text:span text:style-name="Strong_20_Emphasis"><text:span text:style-name="T27">Other build targets</text:span></text:span></text:p>
        </text:list-item>
      </text:list>
      <text:list xml:id="list2875827467485980728" text:style-name="L22">
        <text:list-item>
          <text:list>
            <text:list-item>
              <text:p text:style-name="P73"><text:span text:style-name="Strong_20_Emphasis"><text:span text:style-name="T22">build for :hal:addNiLibraryLinks fails</text:span></text:span></text:p>
              <text:list>
                <text:list-item>
                  <text:p text:style-name="P73"><text:span text:style-name="Strong_20_Emphasis"><text:span text:style-name="T22"><text:s/>Could not find C++ compiler 'arm-frc-linux-gnueabi-g++' in system path.</text:span></text:span></text:p>
                </text:list-item>
                <text:list-item>
                  <text:p text:style-name="P73"><text:span text:style-name="Strong_20_Emphasis"><text:span text:style-name="T23">Why do we need arm code for a linux only simulation build ?</text:span></text:span></text:p>
                </text:list-item>
                <text:list-item>
                  <text:p text:style-name="P73"><text:span text:style-name="Strong_20_Emphasis"><text:span text:style-name="T23">There is a problem with building the arm components of the frc_toolchain because Ubuntu 16.04 (xenial) is not yet a currently supported release</text:span></text:span></text:p>
                </text:list-item>
              </text:list>
            </text:list-item>
          </text:list>
        </text:list-item>
      </text:list>
      <text:list xml:id="list183327557728418" text:continue-list="list183326530127600" text:style-name="L14">
        <text:list-item>
          <text:p text:style-name="P56"><text:span text:style-name="Strong_20_Emphasis"><text:span text:style-name="T39">Create system wide directories for build headers and libraries</text:span></text:span></text:p>
        </text:list-item>
      </text:list>
      <text:list xml:id="list4301437183322948043" text:style-name="L39">
        <text:list-item>
          <text:list>
            <text:list-item>
              <text:p text:style-name="P87"><text:span text:style-name="Strong_20_Emphasis"><text:span text:style-name="T26">Make soft links in /usr/include </text:span></text:span><text:span text:style-name="Strong_20_Emphasis"><text:span text:style-name="T39">to mask gazebo and sdformat revision numbers</text:span></text:span></text:p>
              <text:list>
                <text:list-item>
                  <text:p text:style-name="P87"><text:span text:style-name="Strong_20_Emphasis"><text:span text:style-name="T39">cd /usr/include</text:span></text:span></text:p>
                </text:list-item>
                <text:list-item>
                  <text:p text:style-name="P87"><text:span text:style-name="Strong_20_Emphasis"><text:span text:style-name="T26">$ sudo ln -s gazebo-7 gazebo</text:span></text:span></text:p>
                </text:list-item>
                <text:list-item>
                  <text:p text:style-name="P87"><text:span text:style-name="Strong_20_Emphasis"><text:span text:style-name="T26">$ sudo ln -s sdformat-4.1 sdformat</text:span></text:span></text:p>
                </text:list-item>
              </text:list>
            </text:list-item>
            <text:list-item>
              <text:p text:style-name="P87"><text:span text:style-name="Strong_20_Emphasis"><text:span text:style-name="T39">create a system directory for wpi objects</text:span></text:span></text:p>
              <text:list>
                <text:list-item>
                  <text:p text:style-name="P87"><text:span text:style-name="Strong_20_Emphasis"><text:span text:style-name="T39">sudo mkdir -p /usr/local/wpi</text:span></text:span></text:p>
                </text:list-item>
              </text:list>
            </text:list-item>
            <text:list-item>
              <text:p text:style-name="P87"><text:span text:style-name="Strong_20_Emphasis"><text:span text:style-name="T39">copy over files from </text:span></text:span><text:span text:style-name="Strong_20_Emphasis"><text:span text:style-name="T40">custom </text:span></text:span><text:span text:style-name="Strong_20_Emphasis"><text:span text:style-name="T39">allwpilib build </text:span></text:span></text:p>
              <text:list>
                <text:list-item>
                  <text:p text:style-name="P87"><text:span text:style-name="Strong_20_Emphasis"><text:span text:style-name="T39">cd ~/Robotics/</text:span></text:span><text:span text:style-name="Strong_20_Emphasis"><text:span text:style-name="T40">MentorRepository/Software/workspace/allwpilib</text:span></text:span></text:p>
                </text:list-item>
                <text:list-item>
                  <text:p text:style-name="P88"><text:span text:style-name="Strong_20_Emphasis"><text:span text:style-name="T40">./gradlew </text:span></text:span><text:span text:style-name="Strong_20_Emphasis"><text:span text:style-name="T41">simulation:zip -PmakeSim</text:span></text:span></text:p>
                  <text:list>
                    <text:list-item>
                      <text:p text:style-name="P88"><text:span text:style-name="Strong_20_Emphasis"><text:span text:style-name="T40">creates ./simulation/build/distributions/simulation-trusty.zip</text:span></text:span></text:p>
                    </text:list-item>
                  </text:list>
                </text:list-item>
                <text:list-item>
                  <text:p text:style-name="P88"><text:span text:style-name="Strong_20_Emphasis"><text:span text:style-name="T40">sudo unzip ./simulation/build/distributions/simulation-trusty.zip -d /usr/local/wpi</text:span></text:span></text:p>
                </text:list-item>
              </text:list>
            </text:list-item>
            <text:list-item>
              <text:p text:style-name="P89"><text:span text:style-name="Strong_20_Emphasis"><text:span text:style-name="T42">copy over gz_msgs header file (msgs.h) from allwpilib build</text:span></text:span></text:p>
              <text:list>
                <text:list-item>
                  <text:p text:style-name="P89"><text:span text:style-name="Strong_20_Emphasis"><text:span text:style-name="T42">sudo cp -R ./build/simulation/gz_msgs/generated/simulation /usr/local/wpi/include/</text:span></text:span></text:p>
                </text:list-item>
              </text:list>
            </text:list-item>
            <text:list-item>
              <text:p text:style-name="P88"><text:span text:style-name="Strong_20_Emphasis"><text:span text:style-name="T40">copy over libntcore.so from local ntcore build</text:span></text:span></text:p>
              <text:list>
                <text:list-item>
                  <text:p text:style-name="P88"><text:span text:style-name="Strong_20_Emphasis"><text:span text:style-name="T40">cd &lt;path-to-nt-core&gt;</text:span></text:span></text:p>
                </text:list-item>
                <text:list-item>
                  <text:p text:style-name="P88"><text:span text:style-name="Strong_20_Emphasis"><text:span text:style-name="T40">sudo cp </text:span></text:span><text:span text:style-name="Strong_20_Emphasis"><text:span text:style-name="T35">/native/ntcore/build/libs/ntcore/shared/x64/libntcore.so </text:span></text:span><text:span text:style-name="Strong_20_Emphasis"><text:span text:style-name="T40">/usr/local/wpi</text:span></text:span></text:p>
                </text:list-item>
              </text:list>
            </text:list-item>
          </text:list>
        </text:list-item>
      </text:list>
      <text:h text:style-name="P107" text:outline-level="2"><text:soft-page-break/><text:span text:style-name="Strong_20_Emphasis"><text:span text:style-name="T52">FRCUserProgram</text:span></text:span></text:h>
      <text:h text:style-name="P109" text:outline-level="3"><text:span text:style-name="Strong_20_Emphasis"><text:span text:style-name="T69">Linux Build (using allwpilib in MentorRepositoryt)</text:span></text:span></text:h>
      <text:list xml:id="list5102967950772798313" text:style-name="L23">
        <text:list-item>
          <text:p text:style-name="P74"><text:span text:style-name="Strong_20_Emphasis"><text:span text:style-name="T26">Eclipse - </text:span></text:span><text:span text:style-name="Strong_20_Emphasis"><text:span text:style-name="T25">project header paths</text:span></text:span></text:p>
        </text:list-item>
      </text:list>
      <text:p text:style-name="P3"><text:span text:style-name="Strong_20_Emphasis"><text:span text:style-name="T53">"${workspace_loc:/${ProjName}}/src"</text:span></text:span></text:p>
      <text:p text:style-name="P5"><text:span text:style-name="Strong_20_Emphasis"><text:span text:style-name="T53">"${workspace_loc:/allwpilib/wpilibc/simulation/include}"</text:span></text:span></text:p>
      <text:p text:style-name="P5"><text:span text:style-name="Strong_20_Emphasis"><text:span text:style-name="T56">m</text:span></text:span><text:span text:style-name="Strong_20_Emphasis"><text:span text:style-name="T53">"${workspace_loc:/allwpilib/wpilibc/shared/include}"</text:span></text:span></text:p>
      <text:p text:style-name="P5"><text:span text:style-name="Strong_20_Emphasis"><text:span text:style-name="T53">"${workspace_loc:/allwpilib/build/networktables/include}"</text:span></text:span></text:p>
      <text:p text:style-name="P5"><text:span text:style-name="Strong_20_Emphasis"><text:span text:style-name="T53">"${workspace_loc:/allwpilib/build/simulation/gz_msgs/generated}"</text:span></text:span></text:p>
      <text:p text:style-name="P5"><text:span text:style-name="Strong_20_Emphasis"><text:span text:style-name="T53">"${workspace_loc:/allwpilib/hal/include}"</text:span></text:span></text:p>
      <text:p text:style-name="P5"><text:span text:style-name="Strong_20_Emphasis"><text:span text:style-name="T53">/usr/include</text:span></text:span></text:p>
      <text:p text:style-name="P5"><text:span text:style-name="Strong_20_Emphasis"><text:span text:style-name="T53">/usr/include/gazebo</text:span></text:span></text:p>
      <text:p text:style-name="P5"><text:span text:style-name="Strong_20_Emphasis"><text:span text:style-name="T53">/usr/include/ignition/math2</text:span></text:span></text:p>
      <text:p text:style-name="P5"><text:span text:style-name="Strong_20_Emphasis"><text:span text:style-name="T53">/usr/include/sdformat</text:span></text:span></text:p>
      <text:list xml:id="list183326889465101" text:continue-numbering="true" text:style-name="L23">
        <text:list-item>
          <text:p text:style-name="P75"><text:span text:style-name="Strong_20_Emphasis"><text:span text:style-name="T32">Eclipse - </text:span></text:span><text:span text:style-name="Strong_20_Emphasis"><text:span text:style-name="T25">project links</text:span></text:span></text:p>
        </text:list-item>
      </text:list>
      <text:list xml:id="list8522396281860892146" text:style-name="L26">
        <text:list-item>
          <text:list>
            <text:list-item>
              <text:p text:style-name="P76"><text:span text:style-name="Strong_20_Emphasis"><text:span text:style-name="T27">Add to project c++ settings → libs</text:span></text:span></text:p>
            </text:list-item>
          </text:list>
        </text:list-item>
      </text:list>
      <text:p text:style-name="P4"><text:span text:style-name="Strong_20_Emphasis"><text:span text:style-name="T54">/usr/lib/x86_64-linux-gnu</text:span></text:span></text:p>
      <text:p text:style-name="P6"><text:span text:style-name="Strong_20_Emphasis"><text:span text:style-name="T54">"${workspace_loc:/allwpilib/build/simulation/gz_msgs}"</text:span></text:span></text:p>
      <text:p text:style-name="P6"><text:span text:style-name="Strong_20_Emphasis"><text:span text:style-name="T54">"${workspace_loc:/allwpilib/build/install/simulation/lib}"</text:span></text:span></text:p>
      <text:list xml:id="list183326141390449" text:continue-numbering="true" text:style-name="L26">
        <text:list-item>
          <text:list>
            <text:list-item>
              <text:p text:style-name="P77"><text:span text:style-name="Strong_20_Emphasis"><text:span text:style-name="T33">note: this worked previously </text:span></text:span><text:span text:style-name="Strong_20_Emphasis"><text:span text:style-name="T34">(Ubuntu 14.04 or earlier source tree ?) </text:span></text:span><text:span text:style-name="Strong_20_Emphasis"><text:span text:style-name="T33">but now</text:span></text:span><text:span text:style-name="Strong_20_Emphasis"><text:span text:style-name="T32"> causes </text:span></text:span><text:span text:style-name="Strong_20_Emphasis"><text:span text:style-name="T33">a</text:span></text:span><text:span text:style-name="Strong_20_Emphasis"><text:span text:style-name="T32"> link error </text:span></text:span><text:span text:style-name="Strong_20_Emphasis"><text:span text:style-name="T34">(see </text:span></text:span><text:span text:style-name="Strong_20_Emphasis"><text:span text:style-name="T43">above</text:span></text:span><text:span text:style-name="Strong_20_Emphasis"><text:span text:style-name="T34">)</text:span></text:span></text:p>
            </text:list-item>
          </text:list>
        </text:list-item>
      </text:list>
      <text:p text:style-name="P6"><text:span text:style-name="Strong_20_Emphasis"><text:span text:style-name="T54">"${workspace_loc:/allwpilib/build/networktables/Linux/amd64}"</text:span></text:span></text:p>
      <text:h text:style-name="P110" text:outline-level="3"><text:span text:style-name="Strong_20_Emphasis"><text:span text:style-name="T72">Linux build (using wpi system files)</text:span></text:span></text:h>
      <text:list xml:id="list9084308085493714745" text:style-name="L40">
        <text:list-item>
          <text:p text:style-name="P90"><text:span text:style-name="Strong_20_Emphasis"><text:span text:style-name="T26">Eclipse - </text:span></text:span><text:span text:style-name="Strong_20_Emphasis"><text:span text:style-name="T25">project header paths</text:span></text:span></text:p>
        </text:list-item>
      </text:list>
      <text:list xml:id="list4953537144129312637" text:style-name="L41">
        <text:list-item>
          <text:list>
            <text:list-item>
              <text:p text:style-name="P91"><text:span text:style-name="Strong_20_Emphasis"><text:span text:style-name="T43">"${workspace_loc:/${ProjName}}/src"</text:span></text:span></text:p>
            </text:list-item>
            <text:list-item>
              <text:p text:style-name="P91"><text:span text:style-name="Strong_20_Emphasis"><text:span text:style-name="T43">/usr/local/wpi/include</text:span></text:span></text:p>
            </text:list-item>
            <text:list-item>
              <text:p text:style-name="P91"><text:span text:style-name="Strong_20_Emphasis"><text:span text:style-name="T43">/usr/include</text:span></text:span></text:p>
            </text:list-item>
            <text:list-item>
              <text:p text:style-name="P91"><text:span text:style-name="Strong_20_Emphasis"><text:span text:style-name="T43">/usr/include/gazebo</text:span></text:span></text:p>
            </text:list-item>
            <text:list-item>
              <text:p text:style-name="P91"><text:span text:style-name="Strong_20_Emphasis"><text:span text:style-name="T43">/usr/include/ignition/math2</text:span></text:span></text:p>
            </text:list-item>
            <text:list-item>
              <text:p text:style-name="P91"><text:span text:style-name="Strong_20_Emphasis"><text:span text:style-name="T43">/usr/include/sdformat</text:span></text:span></text:p>
            </text:list-item>
          </text:list>
        </text:list-item>
      </text:list>
      <text:list xml:id="list183327334017351" text:continue-list="list9084308085493714745" text:style-name="L40">
        <text:list-item>
          <text:p text:style-name="P90"><text:span text:style-name="Strong_20_Emphasis"><text:span text:style-name="T32">Eclipse - </text:span></text:span><text:span text:style-name="Strong_20_Emphasis"><text:span text:style-name="T25">project links</text:span></text:span></text:p>
        </text:list-item>
      </text:list>
      <text:list xml:id="list8704034428546980543" text:style-name="L42">
        <text:list-item>
          <text:list>
            <text:list-item>
              <text:p text:style-name="P92"><text:soft-page-break/><text:span text:style-name="Strong_20_Emphasis"><text:span text:style-name="T43">/usr/lib/x86_64-linux-gnu</text:span></text:span></text:p>
            </text:list-item>
            <text:list-item>
              <text:p text:style-name="P92"><text:span text:style-name="Strong_20_Emphasis"><text:span text:style-name="T43">/usr/local/wpi/gz_msgs/build</text:span></text:span></text:p>
            </text:list-item>
            <text:list-item>
              <text:p text:style-name="P92"><text:span text:style-name="Strong_20_Emphasis"><text:span text:style-name="T43">/usr/local/wpi/lib</text:span></text:span></text:p>
            </text:list-item>
          </text:list>
        </text:list-item>
      </text:list>
      <text:h text:style-name="P109" text:outline-level="3"><text:span text:style-name="Strong_20_Emphasis"><text:span text:style-name="T69">Gazebo Simulation Test</text:span></text:span></text:h>
      <text:list xml:id="list6197966203769893242" text:style-name="L27">
        <text:list-item>
          <text:p text:style-name="P78"><text:span text:style-name="Strong_20_Emphasis"><text:span text:style-name="T28">Environment</text:span></text:span></text:p>
        </text:list-item>
      </text:list>
      <text:list xml:id="list6562188308938891133" text:style-name="L28">
        <text:list-item>
          <text:list>
            <text:list-item>
              <text:p text:style-name="P111"><text:span text:style-name="Strong_20_Emphasis"><text:span text:style-name="T29">Set soft link for sim_ds</text:span></text:span></text:p>
              <text:list>
                <text:list-item>
                  <text:p text:style-name="P112"><text:span text:style-name="Strong_20_Emphasis"><text:span text:style-name="T29">$ </text:span></text:span><text:span text:style-name="Strong_20_Emphasis"><text:span text:style-name="Source_20_Text"><text:span text:style-name="T28">sudo ln -s ~/wpilib/simulation/sim_ds /usr/bin/sim_ds</text:span></text:span></text:span></text:p>
                </text:list-item>
              </text:list>
            </text:list-item>
            <text:list-item>
              <text:p text:style-name="P79"><text:span text:style-name="Strong_20_Emphasis"><text:span text:style-name="T29">in ~/.bashrc add:</text:span></text:span></text:p>
            </text:list-item>
          </text:list>
        </text:list-item>
      </text:list>
      <text:p text:style-name="P7"><text:span text:style-name="Strong_20_Emphasis"><text:span text:style-name="T18">export ALLWPIDEV=$HOME/Robotics/MentorRepository/Software/workspace/allwpilib</text:span></text:span></text:p>
      <text:p text:style-name="P9"><text:span text:style-name="Strong_20_Emphasis"><text:span text:style-name="T18">export SWEXPORTS=$HOME/Robotics/MentorRepository/Solidworks/Exported</text:span></text:span></text:p>
      <text:p text:style-name="P9"><text:span text:style-name="Strong_20_Emphasis"><text:span text:style-name="T18">export GAZEBO_PLUGIN_PATH=/usr/local/lib/frcsim/plugins:/usr/lib/x86_64-linux-gnu/gazebo-7/plugins</text:span></text:span></text:p>
      <text:list xml:id="list183327105018650" text:continue-list="list6197966203769893242" text:style-name="L27">
        <text:list-item>
          <text:p text:style-name="P78"><text:span text:style-name="Strong_20_Emphasis"><text:span text:style-name="T28">Model</text:span></text:span></text:p>
        </text:list-item>
      </text:list>
      <text:list xml:id="list353212518600754137" text:style-name="L29">
        <text:list-item>
          <text:list>
            <text:list-item>
              <text:p text:style-name="P80"><text:span text:style-name="Strong_20_Emphasis"><text:span text:style-name="T29">world file: 2016-Robot-field.world</text:span></text:span></text:p>
            </text:list-item>
            <text:list-item>
              <text:p text:style-name="P80"><text:span text:style-name="Strong_20_Emphasis"><text:span text:style-name="T29">robot model:2016-Robot</text:span></text:span></text:p>
            </text:list-item>
            <text:list-item>
              <text:p text:style-name="P80"><text:span text:style-name="Strong_20_Emphasis"><text:span text:style-name="T29">eclipse project: SimVisionTest</text:span></text:span></text:p>
            </text:list-item>
            <text:list-item>
              <text:p text:style-name="P81"><text:span text:style-name="Strong_20_Emphasis"><text:span text:style-name="T29">launch script: </text:span></text:span><text:span text:style-name="Strong_20_Emphasis"><text:span text:style-name="T30">gazebo-2016-Robot-field</text:span></text:span></text:p>
            </text:list-item>
          </text:list>
        </text:list-item>
      </text:list>
      <text:p text:style-name="P8"><text:span text:style-name="Strong_20_Emphasis"><text:span text:style-name="T55">export LD_LIBRARY_PATH=/usr/local/lib/frcsim/lib:/usr/lib:/usr/lib/x86_64-linux-gnu/:${GAZEBO_PLUGIN_PATH}</text:span></text:span></text:p>
      <text:p text:style-name="P10"><text:span text:style-name="Strong_20_Emphasis"><text:span text:style-name="T55">export SWMODEL=$SWEXPORTS/2016-Robot_Exported</text:span></text:span></text:p>
      <text:p text:style-name="P10"><text:span text:style-name="Strong_20_Emphasis"><text:span text:style-name="T55">export GAZEBO_MODEL_PATH=$SWMODEL:$WPILIB/simulation/models:/usr/share/gazebo-7/models</text:span></text:span></text:p>
      <text:p text:style-name="P10"><text:span text:style-name="Strong_20_Emphasis"><text:span text:style-name="T55">gazebo --verbose $SWMODEL/2016-Robot-field.world</text:span></text:span></text:p>
      <text:list xml:id="list183327415263015" text:continue-list="list183327105018650" text:style-name="L27">
        <text:list-item>
          <text:p text:style-name="P78"><text:span text:style-name="Strong_20_Emphasis"><text:span text:style-name="T30">Run</text:span></text:span><text:span text:style-name="Strong_20_Emphasis"><text:span text:style-name="T28"> simulation</text:span></text:span></text:p>
        </text:list-item>
      </text:list>
      <text:list xml:id="list1617642326139556486" text:style-name="L30">
        <text:list-item>
          <text:list>
            <text:list-item>
              <text:p text:style-name="P82"><text:span text:style-name="Strong_20_Emphasis"><text:span text:style-name="T30">Connect gamepad to USB port</text:span></text:span></text:p>
            </text:list-item>
            <text:list-item>
              <text:p text:style-name="P82"><text:span text:style-name="Strong_20_Emphasis"><text:span text:style-name="T30">Open a terminal tab and start gazebo launch script</text:span></text:span></text:p>
              <text:list>
                <text:list-item>
                  <text:p text:style-name="P82"><text:span text:style-name="Strong_20_Emphasis"><text:span text:style-name="T30">cd ~/Robotics/MentorRepository/Software/workspace/SimVisionTest</text:span></text:span></text:p>
                </text:list-item>
                <text:list-item>
                  <text:p text:style-name="P82"><text:span text:style-name="Strong_20_Emphasis"><text:span text:style-name="T30">./gazebo-2016-Robot-field</text:span></text:span></text:p>
                </text:list-item>
              </text:list>
            </text:list-item>
            <text:list-item>
              <text:p text:style-name="P82"><text:span text:style-name="Strong_20_Emphasis"><text:span text:style-name="T30">open a second tab and start up sim_ds</text:span></text:span></text:p>
              <text:list>
                <text:list-item>
                  <text:p text:style-name="P82"><text:span text:style-name="Strong_20_Emphasis"><text:span text:style-name="T30">sim_ds</text:span></text:span></text:p>
                </text:list-item>
              </text:list>
            </text:list-item>
            <text:list-item>
              <text:p text:style-name="P82"><text:span text:style-name="Strong_20_Emphasis"><text:span text:style-name="T30">open a third tab and start FRCUserProgram</text:span></text:span></text:p>
              <text:list>
                <text:list-item>
                  <text:p text:style-name="P82"><text:soft-page-break/><text:span text:style-name="Strong_20_Emphasis"><text:span text:style-name="T30">cd linux_simulate</text:span></text:span></text:p>
                </text:list-item>
                <text:list-item>
                  <text:p text:style-name="P82"><text:span text:style-name="Strong_20_Emphasis"><text:span text:style-name="T30">./FRCUserProgram</text:span></text:span></text:p>
                </text:list-item>
              </text:list>
            </text:list-item>
            <text:list-item>
              <text:p text:style-name="P82"><text:span text:style-name="Strong_20_Emphasis"><text:span text:style-name="T30">Press “Teleop Enable” in sim_ds and use the gamepad to drive the robot around the field</text:span></text:span></text:p>
              <text:list>
                <text:list-item>
                  <text:p text:style-name="P82"><text:span text:style-name="Strong_20_Emphasis"><text:span text:style-name="T30">Buttons X and B raise and lower the shooter (or loader depending on the mode)</text:span></text:span></text:p>
                </text:list-item>
                <text:list-item>
                  <text:p text:style-name="P82"><text:span text:style-name="Strong_20_Emphasis"><text:span text:style-name="T30">Button Y fires </text:span></text:span><text:span text:style-name="Strong_20_Emphasis"><text:span text:style-name="T31">(or loads) </text:span></text:span><text:span text:style-name="Strong_20_Emphasis"><text:span text:style-name="T30">the boulder</text:span></text:span></text:p>
                </text:list-item>
                <text:list-item>
                  <text:p text:style-name="P82"><text:span text:style-name="Strong_20_Emphasis"><text:span text:style-name="T30">Button A toggles between “shoot” and “load” modes</text:span></text:span></text:p>
                </text:list-item>
              </text:list>
            </text:list-item>
          </text:list>
        </text:list-item>
      </text:list>
      <text:list xml:id="list183326945347306" text:continue-list="list183327415263015" text:style-name="L27">
        <text:list-item>
          <text:p text:style-name="P78"><text:span text:style-name="Strong_20_Emphasis"><text:span text:style-name="T28">Fix problem with “Reset Model Poses”</text:span></text:span></text:p>
          <text:p text:style-name="P83">In Gazebo 6.5 pressing Edit→Reset Model Poses restored the positions of all component models to their original places (first captured by “save world” in an element called “state”)</text:p>
          <text:p text:style-name="P83">In 7.3 it looks like “state” is only read when the world is first loaded and rset poses (or world) sets the components to the positions they were in when they were first dragged into the scene</text:p>
        </text:list-item>
      </text:list>
      <text:list xml:id="list1360203806138725570" text:style-name="L31">
        <text:list-item>
          <text:list>
            <text:list-item>
              <text:p text:style-name="P84">A solution/workaround was to copy the “pose” line for each component in the state element and paste it immediately before the first link in the corresponding model element in the main body of the <text:span text:style-name="T70">world </text:span>file </text:p>
            </text:list-item>
            <text:list-item>
              <text:p text:style-name="P84">when this has been done with all components the state element can be removed from the <text:span text:style-name="T70">world </text:span>file</text:p>
            </text:list-item>
          </text:list>
        </text:list-item>
      </text:list>
      <text:h text:style-name="P104" text:outline-level="1">Windows 10</text:h>
      <text:h text:style-name="P106" text:outline-level="2">Install FRC Software</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0:59:38.111410779</meta:creation-date>
    <dc:date>2016-10-03T17:48:24.617670280</dc:date>
    <meta:editing-duration>P3DT19M30S</meta:editing-duration>
    <meta:editing-cycles>27</meta:editing-cycles>
    <meta:generator>LibreOffice/5.1.4.2$Linux_X86_64 LibreOffice_project/10m0$Build-2</meta:generator>
    <meta:document-statistic meta:table-count="0" meta:image-count="0" meta:object-count="0" meta:page-count="10" meta:paragraph-count="249" meta:word-count="1679" meta:character-count="12053" meta:non-whitespace-character-count="10806"/>
  </office:meta>
</office:document-meta>
</file>